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161in"/>
    </style:style>
    <style:style style:name="co3" style:family="table-column">
      <style:table-column-properties fo:break-before="auto" style:column-width="1.2626in"/>
    </style:style>
    <style:style style:name="co4" style:family="table-column">
      <style:table-column-properties fo:break-before="auto" style:column-width="1.14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122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column table:style-name="co1" table:default-cell-style-name="ce1"/>
        <table:table-column table:style-name="co1" table:default-cell-style-name="ce2"/>
        <table:table-row table:style-name="ro1">
          <table:table-cell table:number-columns-repeated="15"/>
          <table:table-cell table:style-name="Default" table:number-columns-repeated="2"/>
        </table:table-row>
        <table:table-row table:style-name="ro2">
          <table:table-cell/>
          <table:table-cell office:value-type="string" calcext:value-type="string">
            <text:p>Vref</text:p>
          </table:table-cell>
          <table:table-cell office:value-type="float" office:value="5.3333" calcext:value-type="float">
            <text:p>5.3333</text:p>
          </table:table-cell>
          <table:table-cell/>
          <table:table-cell office:value-type="string" calcext:value-type="string">
            <text:p>V per oct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12 bits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string" calcext:value-type="string">
            <text:p>V per semi</text:p>
          </table:table-cell>
          <table:table-cell table:formula="of:=[.F2]/12" office:value-type="float" office:value="0.0833333333333333" calcext:value-type="float">
            <text:p>0.0833333333</text:p>
          </table:table-cell>
          <table:table-cell/>
          <table:table-cell office:value-type="string" calcext:value-type="string">
            <text:p>LSB per .5V</text:p>
          </table:table-cell>
          <table:table-cell table:formula="of:=0.5/[.C5]" office:value-type="float" office:value="384.002400015" calcext:value-type="float">
            <text:p>384.002400015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table:number-columns-repeated="15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one LSB</text:p>
          </table:table-cell>
          <table:table-cell table:formula="of:=[.C2]/[.C3]" office:value-type="float" office:value="0.0013020751953125" calcext:value-type="float">
            <text:p>0.0013020752</text:p>
          </table:table-cell>
          <table:table-cell table:number-columns-repeated="4"/>
          <table:table-cell office:value-type="string" calcext:value-type="string">
            <text:p>LSB per key</text:p>
          </table:table-cell>
          <table:table-cell table:formula="of:=[.F3]/[.C5]" office:value-type="float" office:value="64.0004000025" calcext:value-type="float">
            <text:p>64.0004000025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table:number-columns-repeated="15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lo key</text:p>
          </table:table-cell>
          <table:table-cell office:value-type="float" office:value="36" calcext:value-type="float">
            <text:p>36</text:p>
          </table:table-cell>
          <table:table-cell table:number-columns-repeated="12"/>
          <table:table-cell table:style-name="Default" table:number-columns-repeated="2"/>
        </table:table-row>
        <table:table-row table:style-name="ro1">
          <table:table-cell table:number-columns-repeated="15"/>
          <table:table-cell table:style-name="Default" table:number-columns-repeated="2"/>
        </table:table-row>
        <table:table-row table:style-name="ro2">
          <table:table-cell office:value-type="string" calcext:value-type="string">
            <text:p>Key #</text:p>
          </table:table-cell>
          <table:table-cell office:value-type="string" calcext:value-type="string">
            <text:p>norm'd key</text:p>
          </table:table-cell>
          <table:table-cell/>
          <table:table-cell office:value-type="string" calcext:value-type="string">
            <text:p>V desired</text:p>
          </table:table-cell>
          <table:table-cell office:value-type="string" calcext:value-type="string">
            <text:p>Desired in LSB</text:p>
          </table:table-cell>
          <table:table-cell office:value-type="string" calcext:value-type="string">
            <text:p>V calc</text:p>
          </table:table-cell>
          <table:table-cell/>
          <table:table-cell office:value-type="string" calcext:value-type="string">
            <text:p>normd key * lsb</text:p>
          </table:table-cell>
          <table:table-cell office:value-type="string" calcext:value-type="string">
            <text:p>add cv offset</text:p>
          </table:table-cell>
          <table:table-cell office:value-type="string" calcext:value-type="string">
            <text:p>V output</text:p>
          </table:table-cell>
          <table:table-cell/>
          <table:table-cell office:value-type="string" calcext:value-type="string">
            <text:p>Lut – rounded</text:p>
          </table:table-cell>
          <table:table-cell table:number-columns-repeated="2"/>
          <table:table-cell office:value-type="string" calcext:value-type="string">
            <text:p>Measured</text:p>
          </table:table-cell>
          <table:table-cell table:style-name="Default" office:value-type="string" calcext:value-type="string">
            <text:p>Adjacent delta</text:p>
          </table:table-cell>
          <table:table-cell table:style-name="Default" office:value-type="string" calcext:value-type="string">
            <text:p>Delta from nominal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10]-[.$C$7]" office:value-type="float" office:value="0" calcext:value-type="float">
            <text:p>0</text:p>
          </table:table-cell>
          <table:table-cell/>
          <table:table-cell table:formula="of:=[.B10] * [.$F$3]" office:value-type="float" office:value="0" calcext:value-type="float">
            <text:p>0</text:p>
          </table:table-cell>
          <table:table-cell table:formula="of:=[.D10] /[.$C$5]" office:value-type="float" office:value="0" calcext:value-type="float">
            <text:p>0</text:p>
          </table:table-cell>
          <table:table-cell table:number-columns-repeated="2"/>
          <table:table-cell table:formula="of:=[.B10] * [.$I$5]" office:value-type="float" office:value="0" calcext:value-type="float">
            <text:p>0</text:p>
          </table:table-cell>
          <table:table-cell table:formula="of:=[.H10] + [.$I$3]" office:value-type="float" office:value="384.002400015" calcext:value-type="float">
            <text:p>384.002400015</text:p>
          </table:table-cell>
          <table:table-cell table:formula="of:=[.I10] * [.$C$5]" office:value-type="float" office:value="0.5" calcext:value-type="float">
            <text:p>0.5</text:p>
          </table:table-cell>
          <table:table-cell/>
          <table:table-cell table:formula="of:=ROUND([.I10])" office:value-type="float" office:value="384" calcext:value-type="float">
            <text:p>384</text:p>
          </table:table-cell>
          <table:table-cell table:number-columns-repeated="2"/>
          <table:table-cell office:value-type="float" office:value="0.517" calcext:value-type="float">
            <text:p>0.517</text:p>
          </table:table-cell>
          <table:table-cell table:formula="of:=[.O11]-[.O10]" office:value-type="float" office:value="0.087" calcext:value-type="float">
            <text:p>0.087</text:p>
          </table:table-cell>
          <table:table-cell table:formula="of:=[.J10]-[.O10]" office:value-type="float" office:value="-0.017" calcext:value-type="float">
            <text:p>-0.0170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11]-[.$C$7]" office:value-type="float" office:value="1" calcext:value-type="float">
            <text:p>1</text:p>
          </table:table-cell>
          <table:table-cell/>
          <table:table-cell table:formula="of:=[.B11] * [.$F$3]" office:value-type="float" office:value="0.0833333333333333" calcext:value-type="float">
            <text:p>0.0833333333</text:p>
          </table:table-cell>
          <table:table-cell table:formula="of:=[.D11] /[.$C$5]" office:value-type="float" office:value="64.0004000025" calcext:value-type="float">
            <text:p>64.0004000025</text:p>
          </table:table-cell>
          <table:table-cell table:number-columns-repeated="2"/>
          <table:table-cell table:formula="of:=[.B11] * [.$I$5]" office:value-type="float" office:value="64.0004000025" calcext:value-type="float">
            <text:p>64.0004000025</text:p>
          </table:table-cell>
          <table:table-cell table:formula="of:=[.H11] + [.$I$3]" office:value-type="float" office:value="448.0028000175" calcext:value-type="float">
            <text:p>448.0028000175</text:p>
          </table:table-cell>
          <table:table-cell table:formula="of:=[.I11] * [.$C$5]" office:value-type="float" office:value="0.583333333333333" calcext:value-type="float">
            <text:p>0.5833333333</text:p>
          </table:table-cell>
          <table:table-cell/>
          <table:table-cell table:formula="of:=ROUND([.I11])" office:value-type="float" office:value="448" calcext:value-type="float">
            <text:p>448</text:p>
          </table:table-cell>
          <table:table-cell table:number-columns-repeated="2"/>
          <table:table-cell office:value-type="float" office:value="0.604" calcext:value-type="float">
            <text:p>0.604</text:p>
          </table:table-cell>
          <table:table-cell table:formula="of:=[.O12]-[.O11]" office:value-type="float" office:value="0.0850000000000001" calcext:value-type="float">
            <text:p>0.085</text:p>
          </table:table-cell>
          <table:table-cell table:formula="of:=[.J11]-[.O11]" office:value-type="float" office:value="-0.0206666666666666" calcext:value-type="float">
            <text:p>-0.0206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12]-[.$C$7]" office:value-type="float" office:value="2" calcext:value-type="float">
            <text:p>2</text:p>
          </table:table-cell>
          <table:table-cell/>
          <table:table-cell table:formula="of:=[.B12] * [.$F$3]" office:value-type="float" office:value="0.166666666666667" calcext:value-type="float">
            <text:p>0.1666666667</text:p>
          </table:table-cell>
          <table:table-cell table:formula="of:=[.D12] /[.$C$5]" office:value-type="float" office:value="128.000800005" calcext:value-type="float">
            <text:p>128.000800005</text:p>
          </table:table-cell>
          <table:table-cell table:number-columns-repeated="2"/>
          <table:table-cell table:formula="of:=[.B12] * [.$I$5]" office:value-type="float" office:value="128.000800005" calcext:value-type="float">
            <text:p>128.000800005</text:p>
          </table:table-cell>
          <table:table-cell table:formula="of:=[.H12] + [.$I$3]" office:value-type="float" office:value="512.00320002" calcext:value-type="float">
            <text:p>512.00320002</text:p>
          </table:table-cell>
          <table:table-cell table:formula="of:=[.I12] * [.$C$5]" office:value-type="float" office:value="0.666666666666667" calcext:value-type="float">
            <text:p>0.6666666667</text:p>
          </table:table-cell>
          <table:table-cell/>
          <table:table-cell table:formula="of:=ROUND([.I12])" office:value-type="float" office:value="512" calcext:value-type="float">
            <text:p>512</text:p>
          </table:table-cell>
          <table:table-cell table:number-columns-repeated="2"/>
          <table:table-cell office:value-type="float" office:value="0.689" calcext:value-type="float">
            <text:p>0.689</text:p>
          </table:table-cell>
          <table:table-cell table:formula="of:=[.O13]-[.O12]" office:value-type="float" office:value="0.083" calcext:value-type="float">
            <text:p>0.083</text:p>
          </table:table-cell>
          <table:table-cell table:formula="of:=[.J12]-[.O12]" office:value-type="float" office:value="-0.0223333333333333" calcext:value-type="float">
            <text:p>-0.02233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13]-[.$C$7]" office:value-type="float" office:value="3" calcext:value-type="float">
            <text:p>3</text:p>
          </table:table-cell>
          <table:table-cell/>
          <table:table-cell table:formula="of:=[.B13] * [.$F$3]" office:value-type="float" office:value="0.25" calcext:value-type="float">
            <text:p>0.25</text:p>
          </table:table-cell>
          <table:table-cell table:formula="of:=[.D13] /[.$C$5]" office:value-type="float" office:value="192.0012000075" calcext:value-type="float">
            <text:p>192.0012000075</text:p>
          </table:table-cell>
          <table:table-cell table:number-columns-repeated="2"/>
          <table:table-cell table:formula="of:=[.B13] * [.$I$5]" office:value-type="float" office:value="192.0012000075" calcext:value-type="float">
            <text:p>192.0012000075</text:p>
          </table:table-cell>
          <table:table-cell table:formula="of:=[.H13] + [.$I$3]" office:value-type="float" office:value="576.0036000225" calcext:value-type="float">
            <text:p>576.0036000225</text:p>
          </table:table-cell>
          <table:table-cell table:formula="of:=[.I13] * [.$C$5]" office:value-type="float" office:value="0.75" calcext:value-type="float">
            <text:p>0.75</text:p>
          </table:table-cell>
          <table:table-cell/>
          <table:table-cell table:formula="of:=ROUND([.I13])" office:value-type="float" office:value="576" calcext:value-type="float">
            <text:p>576</text:p>
          </table:table-cell>
          <table:table-cell table:number-columns-repeated="2"/>
          <table:table-cell office:value-type="float" office:value="0.772" calcext:value-type="float">
            <text:p>0.772</text:p>
          </table:table-cell>
          <table:table-cell table:formula="of:=[.O14]-[.O13]" office:value-type="float" office:value="0.087" calcext:value-type="float">
            <text:p>0.087</text:p>
          </table:table-cell>
          <table:table-cell table:formula="of:=[.J13]-[.O13]" office:value-type="float" office:value="-0.022" calcext:value-type="float">
            <text:p>-0.0220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14]-[.$C$7]" office:value-type="float" office:value="4" calcext:value-type="float">
            <text:p>4</text:p>
          </table:table-cell>
          <table:table-cell/>
          <table:table-cell table:formula="of:=[.B14] * [.$F$3]" office:value-type="float" office:value="0.333333333333333" calcext:value-type="float">
            <text:p>0.3333333333</text:p>
          </table:table-cell>
          <table:table-cell table:formula="of:=[.D14] /[.$C$5]" office:value-type="float" office:value="256.00160001" calcext:value-type="float">
            <text:p>256.00160001</text:p>
          </table:table-cell>
          <table:table-cell table:number-columns-repeated="2"/>
          <table:table-cell table:formula="of:=[.B14] * [.$I$5]" office:value-type="float" office:value="256.00160001" calcext:value-type="float">
            <text:p>256.00160001</text:p>
          </table:table-cell>
          <table:table-cell table:formula="of:=[.H14] + [.$I$3]" office:value-type="float" office:value="640.004000025" calcext:value-type="float">
            <text:p>640.004000025</text:p>
          </table:table-cell>
          <table:table-cell table:formula="of:=[.I14] * [.$C$5]" office:value-type="float" office:value="0.833333333333333" calcext:value-type="float">
            <text:p>0.8333333333</text:p>
          </table:table-cell>
          <table:table-cell/>
          <table:table-cell table:formula="of:=ROUND([.I14])" office:value-type="float" office:value="640" calcext:value-type="float">
            <text:p>640</text:p>
          </table:table-cell>
          <table:table-cell table:number-columns-repeated="2"/>
          <table:table-cell office:value-type="float" office:value="0.859" calcext:value-type="float">
            <text:p>0.859</text:p>
          </table:table-cell>
          <table:table-cell table:formula="of:=[.O15]-[.O14]" office:value-type="float" office:value="0.0810000000000001" calcext:value-type="float">
            <text:p>0.081</text:p>
          </table:table-cell>
          <table:table-cell table:formula="of:=[.J14]-[.O14]" office:value-type="float" office:value="-0.0256666666666667" calcext:value-type="float">
            <text:p>-0.02566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15]-[.$C$7]" office:value-type="float" office:value="5" calcext:value-type="float">
            <text:p>5</text:p>
          </table:table-cell>
          <table:table-cell/>
          <table:table-cell table:formula="of:=[.B15] * [.$F$3]" office:value-type="float" office:value="0.416666666666667" calcext:value-type="float">
            <text:p>0.4166666667</text:p>
          </table:table-cell>
          <table:table-cell table:formula="of:=[.D15] /[.$C$5]" office:value-type="float" office:value="320.0020000125" calcext:value-type="float">
            <text:p>320.0020000125</text:p>
          </table:table-cell>
          <table:table-cell table:number-columns-repeated="2"/>
          <table:table-cell table:formula="of:=[.B15] * [.$I$5]" office:value-type="float" office:value="320.0020000125" calcext:value-type="float">
            <text:p>320.0020000125</text:p>
          </table:table-cell>
          <table:table-cell table:formula="of:=[.H15] + [.$I$3]" office:value-type="float" office:value="704.0044000275" calcext:value-type="float">
            <text:p>704.0044000275</text:p>
          </table:table-cell>
          <table:table-cell table:formula="of:=[.I15] * [.$C$5]" office:value-type="float" office:value="0.916666666666667" calcext:value-type="float">
            <text:p>0.9166666667</text:p>
          </table:table-cell>
          <table:table-cell/>
          <table:table-cell table:formula="of:=ROUND([.I15])" office:value-type="float" office:value="704" calcext:value-type="float">
            <text:p>704</text:p>
          </table:table-cell>
          <table:table-cell table:number-columns-repeated="2"/>
          <table:table-cell office:value-type="float" office:value="0.94" calcext:value-type="float">
            <text:p>0.94</text:p>
          </table:table-cell>
          <table:table-cell table:formula="of:=[.O16]-[.O15]" office:value-type="float" office:value="0.088" calcext:value-type="float">
            <text:p>0.088</text:p>
          </table:table-cell>
          <table:table-cell table:formula="of:=[.J15]-[.O15]" office:value-type="float" office:value="-0.0233333333333334" calcext:value-type="float">
            <text:p>-0.0233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16]-[.$C$7]" office:value-type="float" office:value="6" calcext:value-type="float">
            <text:p>6</text:p>
          </table:table-cell>
          <table:table-cell/>
          <table:table-cell table:formula="of:=[.B16] * [.$F$3]" office:value-type="float" office:value="0.5" calcext:value-type="float">
            <text:p>0.5</text:p>
          </table:table-cell>
          <table:table-cell table:formula="of:=[.D16] /[.$C$5]" office:value-type="float" office:value="384.002400015" calcext:value-type="float">
            <text:p>384.002400015</text:p>
          </table:table-cell>
          <table:table-cell table:number-columns-repeated="2"/>
          <table:table-cell table:formula="of:=[.B16] * [.$I$5]" office:value-type="float" office:value="384.002400015" calcext:value-type="float">
            <text:p>384.002400015</text:p>
          </table:table-cell>
          <table:table-cell table:formula="of:=[.H16] + [.$I$3]" office:value-type="float" office:value="768.00480003" calcext:value-type="float">
            <text:p>768.00480003</text:p>
          </table:table-cell>
          <table:table-cell table:formula="of:=[.I16] * [.$C$5]" office:value-type="float" office:value="1" calcext:value-type="float">
            <text:p>1</text:p>
          </table:table-cell>
          <table:table-cell/>
          <table:table-cell table:formula="of:=ROUND([.I16])" office:value-type="float" office:value="768" calcext:value-type="float">
            <text:p>768</text:p>
          </table:table-cell>
          <table:table-cell table:number-columns-repeated="2"/>
          <table:table-cell office:value-type="float" office:value="1.028" calcext:value-type="float">
            <text:p>1.028</text:p>
          </table:table-cell>
          <table:table-cell table:formula="of:=[.O17]-[.O16]" office:value-type="float" office:value="0.0780000000000001" calcext:value-type="float">
            <text:p>0.078</text:p>
          </table:table-cell>
          <table:table-cell table:formula="of:=[.J16]-[.O16]" office:value-type="float" office:value="-0.0280000000000001" calcext:value-type="float">
            <text:p>-0.0280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17]-[.$C$7]" office:value-type="float" office:value="7" calcext:value-type="float">
            <text:p>7</text:p>
          </table:table-cell>
          <table:table-cell/>
          <table:table-cell table:formula="of:=[.B17] * [.$F$3]" office:value-type="float" office:value="0.583333333333333" calcext:value-type="float">
            <text:p>0.5833333333</text:p>
          </table:table-cell>
          <table:table-cell table:formula="of:=[.D17] /[.$C$5]" office:value-type="float" office:value="448.0028000175" calcext:value-type="float">
            <text:p>448.0028000175</text:p>
          </table:table-cell>
          <table:table-cell table:number-columns-repeated="2"/>
          <table:table-cell table:formula="of:=[.B17] * [.$I$5]" office:value-type="float" office:value="448.0028000175" calcext:value-type="float">
            <text:p>448.0028000175</text:p>
          </table:table-cell>
          <table:table-cell table:formula="of:=[.H17] + [.$I$3]" office:value-type="float" office:value="832.0052000325" calcext:value-type="float">
            <text:p>832.0052000325</text:p>
          </table:table-cell>
          <table:table-cell table:formula="of:=[.I17] * [.$C$5]" office:value-type="float" office:value="1.08333333333333" calcext:value-type="float">
            <text:p>1.0833333333</text:p>
          </table:table-cell>
          <table:table-cell/>
          <table:table-cell table:formula="of:=ROUND([.I17])" office:value-type="float" office:value="832" calcext:value-type="float">
            <text:p>832</text:p>
          </table:table-cell>
          <table:table-cell table:number-columns-repeated="2"/>
          <table:table-cell office:value-type="float" office:value="1.106" calcext:value-type="float">
            <text:p>1.106</text:p>
          </table:table-cell>
          <table:table-cell table:formula="of:=[.O18]-[.O17]" office:value-type="float" office:value="0.0919999999999999" calcext:value-type="float">
            <text:p>0.092</text:p>
          </table:table-cell>
          <table:table-cell table:formula="of:=[.J17]-[.O17]" office:value-type="float" office:value="-0.0226666666666668" calcext:value-type="float">
            <text:p>-0.0226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18]-[.$C$7]" office:value-type="float" office:value="8" calcext:value-type="float">
            <text:p>8</text:p>
          </table:table-cell>
          <table:table-cell/>
          <table:table-cell table:formula="of:=[.B18] * [.$F$3]" office:value-type="float" office:value="0.666666666666667" calcext:value-type="float">
            <text:p>0.6666666667</text:p>
          </table:table-cell>
          <table:table-cell table:formula="of:=[.D18] /[.$C$5]" office:value-type="float" office:value="512.00320002" calcext:value-type="float">
            <text:p>512.00320002</text:p>
          </table:table-cell>
          <table:table-cell table:number-columns-repeated="2"/>
          <table:table-cell table:formula="of:=[.B18] * [.$I$5]" office:value-type="float" office:value="512.00320002" calcext:value-type="float">
            <text:p>512.00320002</text:p>
          </table:table-cell>
          <table:table-cell table:formula="of:=[.H18] + [.$I$3]" office:value-type="float" office:value="896.005600035" calcext:value-type="float">
            <text:p>896.005600035</text:p>
          </table:table-cell>
          <table:table-cell table:formula="of:=[.I18] * [.$C$5]" office:value-type="float" office:value="1.16666666666667" calcext:value-type="float">
            <text:p>1.1666666667</text:p>
          </table:table-cell>
          <table:table-cell/>
          <table:table-cell table:formula="of:=ROUND([.I18])" office:value-type="float" office:value="896" calcext:value-type="float">
            <text:p>896</text:p>
          </table:table-cell>
          <table:table-cell table:number-columns-repeated="2"/>
          <table:table-cell office:value-type="float" office:value="1.198" calcext:value-type="float">
            <text:p>1.198</text:p>
          </table:table-cell>
          <table:table-cell table:formula="of:=[.O19]-[.O18]" office:value-type="float" office:value="0.0790000000000002" calcext:value-type="float">
            <text:p>0.079</text:p>
          </table:table-cell>
          <table:table-cell table:formula="of:=[.J18]-[.O18]" office:value-type="float" office:value="-0.0313333333333334" calcext:value-type="float">
            <text:p>-0.031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19]-[.$C$7]" office:value-type="float" office:value="9" calcext:value-type="float">
            <text:p>9</text:p>
          </table:table-cell>
          <table:table-cell/>
          <table:table-cell table:formula="of:=[.B19] * [.$F$3]" office:value-type="float" office:value="0.75" calcext:value-type="float">
            <text:p>0.75</text:p>
          </table:table-cell>
          <table:table-cell table:formula="of:=[.D19] /[.$C$5]" office:value-type="float" office:value="576.0036000225" calcext:value-type="float">
            <text:p>576.0036000225</text:p>
          </table:table-cell>
          <table:table-cell table:number-columns-repeated="2"/>
          <table:table-cell table:formula="of:=[.B19] * [.$I$5]" office:value-type="float" office:value="576.0036000225" calcext:value-type="float">
            <text:p>576.0036000225</text:p>
          </table:table-cell>
          <table:table-cell table:formula="of:=[.H19] + [.$I$3]" office:value-type="float" office:value="960.0060000375" calcext:value-type="float">
            <text:p>960.0060000375</text:p>
          </table:table-cell>
          <table:table-cell table:formula="of:=[.I19] * [.$C$5]" office:value-type="float" office:value="1.25" calcext:value-type="float">
            <text:p>1.25</text:p>
          </table:table-cell>
          <table:table-cell/>
          <table:table-cell table:formula="of:=ROUND([.I19])" office:value-type="float" office:value="960" calcext:value-type="float">
            <text:p>960</text:p>
          </table:table-cell>
          <table:table-cell table:number-columns-repeated="2"/>
          <table:table-cell office:value-type="float" office:value="1.277" calcext:value-type="float">
            <text:p>1.277</text:p>
          </table:table-cell>
          <table:table-cell table:formula="of:=[.O20]-[.O19]" office:value-type="float" office:value="0.093" calcext:value-type="float">
            <text:p>0.093</text:p>
          </table:table-cell>
          <table:table-cell table:formula="of:=[.J19]-[.O19]" office:value-type="float" office:value="-0.0270000000000001" calcext:value-type="float">
            <text:p>-0.0270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20]-[.$C$7]" office:value-type="float" office:value="10" calcext:value-type="float">
            <text:p>10</text:p>
          </table:table-cell>
          <table:table-cell/>
          <table:table-cell table:formula="of:=[.B20] * [.$F$3]" office:value-type="float" office:value="0.833333333333333" calcext:value-type="float">
            <text:p>0.8333333333</text:p>
          </table:table-cell>
          <table:table-cell table:formula="of:=[.D20] /[.$C$5]" office:value-type="float" office:value="640.004000025" calcext:value-type="float">
            <text:p>640.004000025</text:p>
          </table:table-cell>
          <table:table-cell table:number-columns-repeated="2"/>
          <table:table-cell table:formula="of:=[.B20] * [.$I$5]" office:value-type="float" office:value="640.004000025" calcext:value-type="float">
            <text:p>640.004000025</text:p>
          </table:table-cell>
          <table:table-cell table:formula="of:=[.H20] + [.$I$3]" office:value-type="float" office:value="1024.00640004" calcext:value-type="float">
            <text:p>1024.00640004</text:p>
          </table:table-cell>
          <table:table-cell table:formula="of:=[.I20] * [.$C$5]" office:value-type="float" office:value="1.33333333333333" calcext:value-type="float">
            <text:p>1.3333333333</text:p>
          </table:table-cell>
          <table:table-cell/>
          <table:table-cell table:formula="of:=ROUND([.I20])" office:value-type="float" office:value="1024" calcext:value-type="float">
            <text:p>1024</text:p>
          </table:table-cell>
          <table:table-cell table:number-columns-repeated="2"/>
          <table:table-cell office:value-type="float" office:value="1.37" calcext:value-type="float">
            <text:p>1.37</text:p>
          </table:table-cell>
          <table:table-cell table:formula="of:=[.O21]-[.O20]" office:value-type="float" office:value="0.079" calcext:value-type="float">
            <text:p>0.079</text:p>
          </table:table-cell>
          <table:table-cell table:formula="of:=[.J20]-[.O20]" office:value-type="float" office:value="-0.0366666666666671" calcext:value-type="float">
            <text:p>-0.0366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21]-[.$C$7]" office:value-type="float" office:value="11" calcext:value-type="float">
            <text:p>11</text:p>
          </table:table-cell>
          <table:table-cell/>
          <table:table-cell table:formula="of:=[.B21] * [.$F$3]" office:value-type="float" office:value="0.916666666666667" calcext:value-type="float">
            <text:p>0.9166666667</text:p>
          </table:table-cell>
          <table:table-cell table:formula="of:=[.D21] /[.$C$5]" office:value-type="float" office:value="704.0044000275" calcext:value-type="float">
            <text:p>704.0044000275</text:p>
          </table:table-cell>
          <table:table-cell table:number-columns-repeated="2"/>
          <table:table-cell table:formula="of:=[.B21] * [.$I$5]" office:value-type="float" office:value="704.0044000275" calcext:value-type="float">
            <text:p>704.0044000275</text:p>
          </table:table-cell>
          <table:table-cell table:formula="of:=[.H21] + [.$I$3]" office:value-type="float" office:value="1088.0068000425" calcext:value-type="float">
            <text:p>1088.0068000425</text:p>
          </table:table-cell>
          <table:table-cell table:formula="of:=[.I21] * [.$C$5]" office:value-type="float" office:value="1.41666666666667" calcext:value-type="float">
            <text:p>1.4166666667</text:p>
          </table:table-cell>
          <table:table-cell/>
          <table:table-cell table:formula="of:=ROUND([.I21])" office:value-type="float" office:value="1088" calcext:value-type="float">
            <text:p>1088</text:p>
          </table:table-cell>
          <table:table-cell table:number-columns-repeated="2"/>
          <table:table-cell office:value-type="float" office:value="1.449" calcext:value-type="float">
            <text:p>1.449</text:p>
          </table:table-cell>
          <table:table-cell table:formula="of:=[.O22]-[.O21]" office:value-type="float" office:value="0.089" calcext:value-type="float">
            <text:p>0.089</text:p>
          </table:table-cell>
          <table:table-cell table:formula="of:=[.J21]-[.O21]" office:value-type="float" office:value="-0.0323333333333335" calcext:value-type="float">
            <text:p>-0.0323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22]-[.$C$7]" office:value-type="float" office:value="12" calcext:value-type="float">
            <text:p>12</text:p>
          </table:table-cell>
          <table:table-cell/>
          <table:table-cell table:formula="of:=[.B22] * [.$F$3]" office:value-type="float" office:value="1" calcext:value-type="float">
            <text:p>1</text:p>
          </table:table-cell>
          <table:table-cell table:formula="of:=[.D22] /[.$C$5]" office:value-type="float" office:value="768.00480003" calcext:value-type="float">
            <text:p>768.00480003</text:p>
          </table:table-cell>
          <table:table-cell table:number-columns-repeated="2"/>
          <table:table-cell table:formula="of:=[.B22] * [.$I$5]" office:value-type="float" office:value="768.00480003" calcext:value-type="float">
            <text:p>768.00480003</text:p>
          </table:table-cell>
          <table:table-cell table:formula="of:=[.H22] + [.$I$3]" office:value-type="float" office:value="1152.007200045" calcext:value-type="float">
            <text:p>1152.007200045</text:p>
          </table:table-cell>
          <table:table-cell table:formula="of:=[.I22] * [.$C$5]" office:value-type="float" office:value="1.5" calcext:value-type="float">
            <text:p>1.5</text:p>
          </table:table-cell>
          <table:table-cell/>
          <table:table-cell table:formula="of:=ROUND([.I22])" office:value-type="float" office:value="1152" calcext:value-type="float">
            <text:p>1152</text:p>
          </table:table-cell>
          <table:table-cell table:number-columns-repeated="2"/>
          <table:table-cell office:value-type="float" office:value="1.538" calcext:value-type="float">
            <text:p>1.538</text:p>
          </table:table-cell>
          <table:table-cell table:formula="of:=[.O23]-[.O22]" office:value-type="float" office:value="0.081" calcext:value-type="float">
            <text:p>0.081</text:p>
          </table:table-cell>
          <table:table-cell table:formula="of:=[.J22]-[.O22]" office:value-type="float" office:value="-0.038" calcext:value-type="float">
            <text:p>-0.0380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23]-[.$C$7]" office:value-type="float" office:value="13" calcext:value-type="float">
            <text:p>13</text:p>
          </table:table-cell>
          <table:table-cell/>
          <table:table-cell table:formula="of:=[.B23] * [.$F$3]" office:value-type="float" office:value="1.08333333333333" calcext:value-type="float">
            <text:p>1.0833333333</text:p>
          </table:table-cell>
          <table:table-cell table:formula="of:=[.D23] /[.$C$5]" office:value-type="float" office:value="832.0052000325" calcext:value-type="float">
            <text:p>832.0052000325</text:p>
          </table:table-cell>
          <table:table-cell table:number-columns-repeated="2"/>
          <table:table-cell table:formula="of:=[.B23] * [.$I$5]" office:value-type="float" office:value="832.0052000325" calcext:value-type="float">
            <text:p>832.0052000325</text:p>
          </table:table-cell>
          <table:table-cell table:formula="of:=[.H23] + [.$I$3]" office:value-type="float" office:value="1216.0076000475" calcext:value-type="float">
            <text:p>1216.0076000475</text:p>
          </table:table-cell>
          <table:table-cell table:formula="of:=[.I23] * [.$C$5]" office:value-type="float" office:value="1.58333333333333" calcext:value-type="float">
            <text:p>1.5833333333</text:p>
          </table:table-cell>
          <table:table-cell/>
          <table:table-cell table:formula="of:=ROUND([.I23])" office:value-type="float" office:value="1216" calcext:value-type="float">
            <text:p>1216</text:p>
          </table:table-cell>
          <table:table-cell table:number-columns-repeated="2"/>
          <table:table-cell office:value-type="float" office:value="1.619" calcext:value-type="float">
            <text:p>1.619</text:p>
          </table:table-cell>
          <table:table-cell table:formula="of:=[.O24]-[.O23]" office:value-type="float" office:value="0.0879999999999999" calcext:value-type="float">
            <text:p>0.088</text:p>
          </table:table-cell>
          <table:table-cell table:formula="of:=[.J23]-[.O23]" office:value-type="float" office:value="-0.0356666666666667" calcext:value-type="float">
            <text:p>-0.0356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24]-[.$C$7]" office:value-type="float" office:value="14" calcext:value-type="float">
            <text:p>14</text:p>
          </table:table-cell>
          <table:table-cell/>
          <table:table-cell table:formula="of:=[.B24] * [.$F$3]" office:value-type="float" office:value="1.16666666666667" calcext:value-type="float">
            <text:p>1.1666666667</text:p>
          </table:table-cell>
          <table:table-cell table:formula="of:=[.D24] /[.$C$5]" office:value-type="float" office:value="896.005600035" calcext:value-type="float">
            <text:p>896.005600035</text:p>
          </table:table-cell>
          <table:table-cell table:number-columns-repeated="2"/>
          <table:table-cell table:formula="of:=[.B24] * [.$I$5]" office:value-type="float" office:value="896.005600035" calcext:value-type="float">
            <text:p>896.005600035</text:p>
          </table:table-cell>
          <table:table-cell table:formula="of:=[.H24] + [.$I$3]" office:value-type="float" office:value="1280.00800005" calcext:value-type="float">
            <text:p>1280.00800005</text:p>
          </table:table-cell>
          <table:table-cell table:formula="of:=[.I24] * [.$C$5]" office:value-type="float" office:value="1.66666666666667" calcext:value-type="float">
            <text:p>1.6666666667</text:p>
          </table:table-cell>
          <table:table-cell/>
          <table:table-cell table:formula="of:=ROUND([.I24])" office:value-type="float" office:value="1280" calcext:value-type="float">
            <text:p>1280</text:p>
          </table:table-cell>
          <table:table-cell table:number-columns-repeated="2"/>
          <table:table-cell office:value-type="float" office:value="1.707" calcext:value-type="float">
            <text:p>1.707</text:p>
          </table:table-cell>
          <table:table-cell table:formula="of:=[.O25]-[.O24]" office:value-type="float" office:value="0.0830000000000002" calcext:value-type="float">
            <text:p>0.083</text:p>
          </table:table-cell>
          <table:table-cell table:formula="of:=[.J24]-[.O24]" office:value-type="float" office:value="-0.0403333333333333" calcext:value-type="float">
            <text:p>-0.04033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25]-[.$C$7]" office:value-type="float" office:value="15" calcext:value-type="float">
            <text:p>15</text:p>
          </table:table-cell>
          <table:table-cell/>
          <table:table-cell table:formula="of:=[.B25] * [.$F$3]" office:value-type="float" office:value="1.25" calcext:value-type="float">
            <text:p>1.25</text:p>
          </table:table-cell>
          <table:table-cell table:formula="of:=[.D25] /[.$C$5]" office:value-type="float" office:value="960.0060000375" calcext:value-type="float">
            <text:p>960.0060000375</text:p>
          </table:table-cell>
          <table:table-cell table:number-columns-repeated="2"/>
          <table:table-cell table:formula="of:=[.B25] * [.$I$5]" office:value-type="float" office:value="960.0060000375" calcext:value-type="float">
            <text:p>960.0060000375</text:p>
          </table:table-cell>
          <table:table-cell table:formula="of:=[.H25] + [.$I$3]" office:value-type="float" office:value="1344.0084000525" calcext:value-type="float">
            <text:p>1344.0084000525</text:p>
          </table:table-cell>
          <table:table-cell table:formula="of:=[.I25] * [.$C$5]" office:value-type="float" office:value="1.75" calcext:value-type="float">
            <text:p>1.75</text:p>
          </table:table-cell>
          <table:table-cell/>
          <table:table-cell table:formula="of:=ROUND([.I25])" office:value-type="float" office:value="1344" calcext:value-type="float">
            <text:p>1344</text:p>
          </table:table-cell>
          <table:table-cell table:number-columns-repeated="2"/>
          <table:table-cell office:value-type="float" office:value="1.79" calcext:value-type="float">
            <text:p>1.79</text:p>
          </table:table-cell>
          <table:table-cell table:formula="of:=[.O26]-[.O25]" office:value-type="float" office:value="0.0859999999999999" calcext:value-type="float">
            <text:p>0.086</text:p>
          </table:table-cell>
          <table:table-cell table:formula="of:=[.J25]-[.O25]" office:value-type="float" office:value="-0.0400000000000003" calcext:value-type="float">
            <text:p>-0.0400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26]-[.$C$7]" office:value-type="float" office:value="16" calcext:value-type="float">
            <text:p>16</text:p>
          </table:table-cell>
          <table:table-cell/>
          <table:table-cell table:formula="of:=[.B26] * [.$F$3]" office:value-type="float" office:value="1.33333333333333" calcext:value-type="float">
            <text:p>1.3333333333</text:p>
          </table:table-cell>
          <table:table-cell table:formula="of:=[.D26] /[.$C$5]" office:value-type="float" office:value="1024.00640004" calcext:value-type="float">
            <text:p>1024.00640004</text:p>
          </table:table-cell>
          <table:table-cell table:number-columns-repeated="2"/>
          <table:table-cell table:formula="of:=[.B26] * [.$I$5]" office:value-type="float" office:value="1024.00640004" calcext:value-type="float">
            <text:p>1024.00640004</text:p>
          </table:table-cell>
          <table:table-cell table:formula="of:=[.H26] + [.$I$3]" office:value-type="float" office:value="1408.008800055" calcext:value-type="float">
            <text:p>1408.008800055</text:p>
          </table:table-cell>
          <table:table-cell table:formula="of:=[.I26] * [.$C$5]" office:value-type="float" office:value="1.83333333333333" calcext:value-type="float">
            <text:p>1.8333333333</text:p>
          </table:table-cell>
          <table:table-cell/>
          <table:table-cell table:formula="of:=ROUND([.I26])" office:value-type="float" office:value="1408" calcext:value-type="float">
            <text:p>1408</text:p>
          </table:table-cell>
          <table:table-cell table:number-columns-repeated="2"/>
          <table:table-cell office:value-type="float" office:value="1.876" calcext:value-type="float">
            <text:p>1.876</text:p>
          </table:table-cell>
          <table:table-cell table:formula="of:=[.O27]-[.O26]" office:value-type="float" office:value="0.0840000000000001" calcext:value-type="float">
            <text:p>0.084</text:p>
          </table:table-cell>
          <table:table-cell table:formula="of:=[.J26]-[.O26]" office:value-type="float" office:value="-0.0426666666666666" calcext:value-type="float">
            <text:p>-0.04266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27]-[.$C$7]" office:value-type="float" office:value="17" calcext:value-type="float">
            <text:p>17</text:p>
          </table:table-cell>
          <table:table-cell/>
          <table:table-cell table:formula="of:=[.B27] * [.$F$3]" office:value-type="float" office:value="1.41666666666667" calcext:value-type="float">
            <text:p>1.4166666667</text:p>
          </table:table-cell>
          <table:table-cell table:formula="of:=[.D27] /[.$C$5]" office:value-type="float" office:value="1088.0068000425" calcext:value-type="float">
            <text:p>1088.0068000425</text:p>
          </table:table-cell>
          <table:table-cell table:number-columns-repeated="2"/>
          <table:table-cell table:formula="of:=[.B27] * [.$I$5]" office:value-type="float" office:value="1088.0068000425" calcext:value-type="float">
            <text:p>1088.0068000425</text:p>
          </table:table-cell>
          <table:table-cell table:formula="of:=[.H27] + [.$I$3]" office:value-type="float" office:value="1472.0092000575" calcext:value-type="float">
            <text:p>1472.0092000575</text:p>
          </table:table-cell>
          <table:table-cell table:formula="of:=[.I27] * [.$C$5]" office:value-type="float" office:value="1.91666666666667" calcext:value-type="float">
            <text:p>1.9166666667</text:p>
          </table:table-cell>
          <table:table-cell/>
          <table:table-cell table:formula="of:=ROUND([.I27])" office:value-type="float" office:value="1472" calcext:value-type="float">
            <text:p>1472</text:p>
          </table:table-cell>
          <table:table-cell table:number-columns-repeated="2"/>
          <table:table-cell office:value-type="float" office:value="1.96" calcext:value-type="float">
            <text:p>1.96</text:p>
          </table:table-cell>
          <table:table-cell table:formula="of:=[.O28]-[.O27]" office:value-type="float" office:value="0.0840000000000001" calcext:value-type="float">
            <text:p>0.084</text:p>
          </table:table-cell>
          <table:table-cell table:formula="of:=[.J27]-[.O27]" office:value-type="float" office:value="-0.0433333333333332" calcext:value-type="float">
            <text:p>-0.0433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28]-[.$C$7]" office:value-type="float" office:value="18" calcext:value-type="float">
            <text:p>18</text:p>
          </table:table-cell>
          <table:table-cell/>
          <table:table-cell table:formula="of:=[.B28] * [.$F$3]" office:value-type="float" office:value="1.5" calcext:value-type="float">
            <text:p>1.5</text:p>
          </table:table-cell>
          <table:table-cell table:formula="of:=[.D28] /[.$C$5]" office:value-type="float" office:value="1152.007200045" calcext:value-type="float">
            <text:p>1152.007200045</text:p>
          </table:table-cell>
          <table:table-cell table:number-columns-repeated="2"/>
          <table:table-cell table:formula="of:=[.B28] * [.$I$5]" office:value-type="float" office:value="1152.007200045" calcext:value-type="float">
            <text:p>1152.007200045</text:p>
          </table:table-cell>
          <table:table-cell table:formula="of:=[.H28] + [.$I$3]" office:value-type="float" office:value="1536.00960006" calcext:value-type="float">
            <text:p>1536.00960006</text:p>
          </table:table-cell>
          <table:table-cell table:formula="of:=[.I28] * [.$C$5]" office:value-type="float" office:value="2" calcext:value-type="float">
            <text:p>2</text:p>
          </table:table-cell>
          <table:table-cell/>
          <table:table-cell table:formula="of:=ROUND([.I28])" office:value-type="float" office:value="1536" calcext:value-type="float">
            <text:p>1536</text:p>
          </table:table-cell>
          <table:table-cell table:number-columns-repeated="2"/>
          <table:table-cell office:value-type="float" office:value="2.044" calcext:value-type="float">
            <text:p>2.044</text:p>
          </table:table-cell>
          <table:table-cell table:formula="of:=[.O29]-[.O28]" office:value-type="float" office:value="0.0870000000000002" calcext:value-type="float">
            <text:p>0.087</text:p>
          </table:table-cell>
          <table:table-cell table:formula="of:=[.J28]-[.O28]" office:value-type="float" office:value="-0.0440000000000003" calcext:value-type="float">
            <text:p>-0.044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29]-[.$C$7]" office:value-type="float" office:value="19" calcext:value-type="float">
            <text:p>19</text:p>
          </table:table-cell>
          <table:table-cell/>
          <table:table-cell table:formula="of:=[.B29] * [.$F$3]" office:value-type="float" office:value="1.58333333333333" calcext:value-type="float">
            <text:p>1.5833333333</text:p>
          </table:table-cell>
          <table:table-cell table:formula="of:=[.D29] /[.$C$5]" office:value-type="float" office:value="1216.0076000475" calcext:value-type="float">
            <text:p>1216.0076000475</text:p>
          </table:table-cell>
          <table:table-cell table:number-columns-repeated="2"/>
          <table:table-cell table:formula="of:=[.B29] * [.$I$5]" office:value-type="float" office:value="1216.0076000475" calcext:value-type="float">
            <text:p>1216.0076000475</text:p>
          </table:table-cell>
          <table:table-cell table:formula="of:=[.H29] + [.$I$3]" office:value-type="float" office:value="1600.0100000625" calcext:value-type="float">
            <text:p>1600.0100000625</text:p>
          </table:table-cell>
          <table:table-cell table:formula="of:=[.I29] * [.$C$5]" office:value-type="float" office:value="2.08333333333333" calcext:value-type="float">
            <text:p>2.0833333333</text:p>
          </table:table-cell>
          <table:table-cell/>
          <table:table-cell table:formula="of:=ROUND([.I29])" office:value-type="float" office:value="1600" calcext:value-type="float">
            <text:p>1600</text:p>
          </table:table-cell>
          <table:table-cell table:number-columns-repeated="2"/>
          <table:table-cell office:value-type="float" office:value="2.131" calcext:value-type="float">
            <text:p>2.131</text:p>
          </table:table-cell>
          <table:table-cell table:formula="of:=[.O30]-[.O29]" office:value-type="float" office:value="0.0819999999999999" calcext:value-type="float">
            <text:p>0.082</text:p>
          </table:table-cell>
          <table:table-cell table:formula="of:=[.J29]-[.O29]" office:value-type="float" office:value="-0.0476666666666667" calcext:value-type="float">
            <text:p>-0.0476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30]-[.$C$7]" office:value-type="float" office:value="20" calcext:value-type="float">
            <text:p>20</text:p>
          </table:table-cell>
          <table:table-cell/>
          <table:table-cell table:formula="of:=[.B30] * [.$F$3]" office:value-type="float" office:value="1.66666666666667" calcext:value-type="float">
            <text:p>1.6666666667</text:p>
          </table:table-cell>
          <table:table-cell table:formula="of:=[.D30] /[.$C$5]" office:value-type="float" office:value="1280.00800005" calcext:value-type="float">
            <text:p>1280.00800005</text:p>
          </table:table-cell>
          <table:table-cell table:number-columns-repeated="2"/>
          <table:table-cell table:formula="of:=[.B30] * [.$I$5]" office:value-type="float" office:value="1280.00800005" calcext:value-type="float">
            <text:p>1280.00800005</text:p>
          </table:table-cell>
          <table:table-cell table:formula="of:=[.H30] + [.$I$3]" office:value-type="float" office:value="1664.010400065" calcext:value-type="float">
            <text:p>1664.010400065</text:p>
          </table:table-cell>
          <table:table-cell table:formula="of:=[.I30] * [.$C$5]" office:value-type="float" office:value="2.16666666666667" calcext:value-type="float">
            <text:p>2.1666666667</text:p>
          </table:table-cell>
          <table:table-cell/>
          <table:table-cell table:formula="of:=ROUND([.I30])" office:value-type="float" office:value="1664" calcext:value-type="float">
            <text:p>1664</text:p>
          </table:table-cell>
          <table:table-cell table:number-columns-repeated="2"/>
          <table:table-cell office:value-type="float" office:value="2.213" calcext:value-type="float">
            <text:p>2.213</text:p>
          </table:table-cell>
          <table:table-cell table:formula="of:=[.O31]-[.O30]" office:value-type="float" office:value="0.0880000000000001" calcext:value-type="float">
            <text:p>0.088</text:p>
          </table:table-cell>
          <table:table-cell table:formula="of:=[.J30]-[.O30]" office:value-type="float" office:value="-0.0463333333333336" calcext:value-type="float">
            <text:p>-0.04633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31]-[.$C$7]" office:value-type="float" office:value="21" calcext:value-type="float">
            <text:p>21</text:p>
          </table:table-cell>
          <table:table-cell/>
          <table:table-cell table:formula="of:=[.B31] * [.$F$3]" office:value-type="float" office:value="1.75" calcext:value-type="float">
            <text:p>1.75</text:p>
          </table:table-cell>
          <table:table-cell table:formula="of:=[.D31] /[.$C$5]" office:value-type="float" office:value="1344.0084000525" calcext:value-type="float">
            <text:p>1344.0084000525</text:p>
          </table:table-cell>
          <table:table-cell table:number-columns-repeated="2"/>
          <table:table-cell table:formula="of:=[.B31] * [.$I$5]" office:value-type="float" office:value="1344.0084000525" calcext:value-type="float">
            <text:p>1344.0084000525</text:p>
          </table:table-cell>
          <table:table-cell table:formula="of:=[.H31] + [.$I$3]" office:value-type="float" office:value="1728.0108000675" calcext:value-type="float">
            <text:p>1728.0108000675</text:p>
          </table:table-cell>
          <table:table-cell table:formula="of:=[.I31] * [.$C$5]" office:value-type="float" office:value="2.25" calcext:value-type="float">
            <text:p>2.25</text:p>
          </table:table-cell>
          <table:table-cell/>
          <table:table-cell table:formula="of:=ROUND([.I31])" office:value-type="float" office:value="1728" calcext:value-type="float">
            <text:p>1728</text:p>
          </table:table-cell>
          <table:table-cell table:number-columns-repeated="2"/>
          <table:table-cell office:value-type="float" office:value="2.301" calcext:value-type="float">
            <text:p>2.301</text:p>
          </table:table-cell>
          <table:table-cell table:formula="of:=[.O32]-[.O31]" office:value-type="float" office:value="0.081" calcext:value-type="float">
            <text:p>0.081</text:p>
          </table:table-cell>
          <table:table-cell table:formula="of:=[.J31]-[.O31]" office:value-type="float" office:value="-0.0510000000000002" calcext:value-type="float">
            <text:p>-0.051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32]-[.$C$7]" office:value-type="float" office:value="22" calcext:value-type="float">
            <text:p>22</text:p>
          </table:table-cell>
          <table:table-cell/>
          <table:table-cell table:formula="of:=[.B32] * [.$F$3]" office:value-type="float" office:value="1.83333333333333" calcext:value-type="float">
            <text:p>1.8333333333</text:p>
          </table:table-cell>
          <table:table-cell table:formula="of:=[.D32] /[.$C$5]" office:value-type="float" office:value="1408.008800055" calcext:value-type="float">
            <text:p>1408.008800055</text:p>
          </table:table-cell>
          <table:table-cell table:number-columns-repeated="2"/>
          <table:table-cell table:formula="of:=[.B32] * [.$I$5]" office:value-type="float" office:value="1408.008800055" calcext:value-type="float">
            <text:p>1408.008800055</text:p>
          </table:table-cell>
          <table:table-cell table:formula="of:=[.H32] + [.$I$3]" office:value-type="float" office:value="1792.01120007" calcext:value-type="float">
            <text:p>1792.01120007</text:p>
          </table:table-cell>
          <table:table-cell table:formula="of:=[.I32] * [.$C$5]" office:value-type="float" office:value="2.33333333333333" calcext:value-type="float">
            <text:p>2.3333333333</text:p>
          </table:table-cell>
          <table:table-cell/>
          <table:table-cell table:formula="of:=ROUND([.I32])" office:value-type="float" office:value="1792" calcext:value-type="float">
            <text:p>1792</text:p>
          </table:table-cell>
          <table:table-cell table:number-columns-repeated="2"/>
          <table:table-cell office:value-type="float" office:value="2.382" calcext:value-type="float">
            <text:p>2.382</text:p>
          </table:table-cell>
          <table:table-cell table:formula="of:=[.O33]-[.O32]" office:value-type="float" office:value="0.093" calcext:value-type="float">
            <text:p>0.093</text:p>
          </table:table-cell>
          <table:table-cell table:formula="of:=[.J32]-[.O32]" office:value-type="float" office:value="-0.0486666666666671" calcext:value-type="float">
            <text:p>-0.04866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33]-[.$C$7]" office:value-type="float" office:value="23" calcext:value-type="float">
            <text:p>23</text:p>
          </table:table-cell>
          <table:table-cell/>
          <table:table-cell table:formula="of:=[.B33] * [.$F$3]" office:value-type="float" office:value="1.91666666666667" calcext:value-type="float">
            <text:p>1.9166666667</text:p>
          </table:table-cell>
          <table:table-cell table:formula="of:=[.D33] /[.$C$5]" office:value-type="float" office:value="1472.0092000575" calcext:value-type="float">
            <text:p>1472.0092000575</text:p>
          </table:table-cell>
          <table:table-cell table:number-columns-repeated="2"/>
          <table:table-cell table:formula="of:=[.B33] * [.$I$5]" office:value-type="float" office:value="1472.0092000575" calcext:value-type="float">
            <text:p>1472.0092000575</text:p>
          </table:table-cell>
          <table:table-cell table:formula="of:=[.H33] + [.$I$3]" office:value-type="float" office:value="1856.0116000725" calcext:value-type="float">
            <text:p>1856.0116000725</text:p>
          </table:table-cell>
          <table:table-cell table:formula="of:=[.I33] * [.$C$5]" office:value-type="float" office:value="2.41666666666667" calcext:value-type="float">
            <text:p>2.4166666667</text:p>
          </table:table-cell>
          <table:table-cell/>
          <table:table-cell table:formula="of:=ROUND([.I33])" office:value-type="float" office:value="1856" calcext:value-type="float">
            <text:p>1856</text:p>
          </table:table-cell>
          <table:table-cell table:number-columns-repeated="2"/>
          <table:table-cell office:value-type="float" office:value="2.475" calcext:value-type="float">
            <text:p>2.475</text:p>
          </table:table-cell>
          <table:table-cell table:formula="of:=[.O34]-[.O33]" office:value-type="float" office:value="0.077" calcext:value-type="float">
            <text:p>0.077</text:p>
          </table:table-cell>
          <table:table-cell table:formula="of:=[.J33]-[.O33]" office:value-type="float" office:value="-0.0583333333333336" calcext:value-type="float">
            <text:p>-0.0583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34]-[.$C$7]" office:value-type="float" office:value="24" calcext:value-type="float">
            <text:p>24</text:p>
          </table:table-cell>
          <table:table-cell/>
          <table:table-cell table:formula="of:=[.B34] * [.$F$3]" office:value-type="float" office:value="2" calcext:value-type="float">
            <text:p>2</text:p>
          </table:table-cell>
          <table:table-cell table:formula="of:=[.D34] /[.$C$5]" office:value-type="float" office:value="1536.00960006" calcext:value-type="float">
            <text:p>1536.00960006</text:p>
          </table:table-cell>
          <table:table-cell table:number-columns-repeated="2"/>
          <table:table-cell table:formula="of:=[.B34] * [.$I$5]" office:value-type="float" office:value="1536.00960006" calcext:value-type="float">
            <text:p>1536.00960006</text:p>
          </table:table-cell>
          <table:table-cell table:formula="of:=[.H34] + [.$I$3]" office:value-type="float" office:value="1920.012000075" calcext:value-type="float">
            <text:p>1920.012000075</text:p>
          </table:table-cell>
          <table:table-cell table:formula="of:=[.I34] * [.$C$5]" office:value-type="float" office:value="2.5" calcext:value-type="float">
            <text:p>2.5</text:p>
          </table:table-cell>
          <table:table-cell/>
          <table:table-cell table:formula="of:=ROUND([.I34])" office:value-type="float" office:value="1920" calcext:value-type="float">
            <text:p>1920</text:p>
          </table:table-cell>
          <table:table-cell table:number-columns-repeated="2"/>
          <table:table-cell office:value-type="float" office:value="2.552" calcext:value-type="float">
            <text:p>2.552</text:p>
          </table:table-cell>
          <table:table-cell table:formula="of:=[.O35]-[.O34]" office:value-type="float" office:value="0.089" calcext:value-type="float">
            <text:p>0.089</text:p>
          </table:table-cell>
          <table:table-cell table:formula="of:=[.J34]-[.O34]" office:value-type="float" office:value="-0.052" calcext:value-type="float">
            <text:p>-0.0520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35]-[.$C$7]" office:value-type="float" office:value="25" calcext:value-type="float">
            <text:p>25</text:p>
          </table:table-cell>
          <table:table-cell/>
          <table:table-cell table:formula="of:=[.B35] * [.$F$3]" office:value-type="float" office:value="2.08333333333333" calcext:value-type="float">
            <text:p>2.0833333333</text:p>
          </table:table-cell>
          <table:table-cell table:formula="of:=[.D35] /[.$C$5]" office:value-type="float" office:value="1600.0100000625" calcext:value-type="float">
            <text:p>1600.0100000625</text:p>
          </table:table-cell>
          <table:table-cell table:number-columns-repeated="2"/>
          <table:table-cell table:formula="of:=[.B35] * [.$I$5]" office:value-type="float" office:value="1600.0100000625" calcext:value-type="float">
            <text:p>1600.0100000625</text:p>
          </table:table-cell>
          <table:table-cell table:formula="of:=[.H35] + [.$I$3]" office:value-type="float" office:value="1984.0124000775" calcext:value-type="float">
            <text:p>1984.0124000775</text:p>
          </table:table-cell>
          <table:table-cell table:formula="of:=[.I35] * [.$C$5]" office:value-type="float" office:value="2.58333333333333" calcext:value-type="float">
            <text:p>2.5833333333</text:p>
          </table:table-cell>
          <table:table-cell/>
          <table:table-cell table:formula="of:=ROUND([.I35])" office:value-type="float" office:value="1984" calcext:value-type="float">
            <text:p>1984</text:p>
          </table:table-cell>
          <table:table-cell table:number-columns-repeated="2"/>
          <table:table-cell office:value-type="float" office:value="2.641" calcext:value-type="float">
            <text:p>2.641</text:p>
          </table:table-cell>
          <table:table-cell table:formula="of:=[.O36]-[.O35]" office:value-type="float" office:value="0.0800000000000001" calcext:value-type="float">
            <text:p>0.080</text:p>
          </table:table-cell>
          <table:table-cell table:formula="of:=[.J35]-[.O35]" office:value-type="float" office:value="-0.057666666666667" calcext:value-type="float">
            <text:p>-0.0576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36]-[.$C$7]" office:value-type="float" office:value="26" calcext:value-type="float">
            <text:p>26</text:p>
          </table:table-cell>
          <table:table-cell/>
          <table:table-cell table:formula="of:=[.B36] * [.$F$3]" office:value-type="float" office:value="2.16666666666667" calcext:value-type="float">
            <text:p>2.1666666667</text:p>
          </table:table-cell>
          <table:table-cell table:formula="of:=[.D36] /[.$C$5]" office:value-type="float" office:value="1664.010400065" calcext:value-type="float">
            <text:p>1664.010400065</text:p>
          </table:table-cell>
          <table:table-cell table:number-columns-repeated="2"/>
          <table:table-cell table:formula="of:=[.B36] * [.$I$5]" office:value-type="float" office:value="1664.010400065" calcext:value-type="float">
            <text:p>1664.010400065</text:p>
          </table:table-cell>
          <table:table-cell table:formula="of:=[.H36] + [.$I$3]" office:value-type="float" office:value="2048.01280008" calcext:value-type="float">
            <text:p>2048.01280008</text:p>
          </table:table-cell>
          <table:table-cell table:formula="of:=[.I36] * [.$C$5]" office:value-type="float" office:value="2.66666666666667" calcext:value-type="float">
            <text:p>2.6666666667</text:p>
          </table:table-cell>
          <table:table-cell/>
          <table:table-cell table:formula="of:=ROUND([.I36])" office:value-type="float" office:value="2048" calcext:value-type="float">
            <text:p>2048</text:p>
          </table:table-cell>
          <table:table-cell table:number-columns-repeated="2"/>
          <table:table-cell office:value-type="float" office:value="2.721" calcext:value-type="float">
            <text:p>2.721</text:p>
          </table:table-cell>
          <table:table-cell table:formula="of:=[.O37]-[.O36]" office:value-type="float" office:value="0.0880000000000001" calcext:value-type="float">
            <text:p>0.088</text:p>
          </table:table-cell>
          <table:table-cell table:formula="of:=[.J36]-[.O36]" office:value-type="float" office:value="-0.054333333333334" calcext:value-type="float">
            <text:p>-0.05433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37]-[.$C$7]" office:value-type="float" office:value="27" calcext:value-type="float">
            <text:p>27</text:p>
          </table:table-cell>
          <table:table-cell/>
          <table:table-cell table:formula="of:=[.B37] * [.$F$3]" office:value-type="float" office:value="2.25" calcext:value-type="float">
            <text:p>2.25</text:p>
          </table:table-cell>
          <table:table-cell table:formula="of:=[.D37] /[.$C$5]" office:value-type="float" office:value="1728.0108000675" calcext:value-type="float">
            <text:p>1728.0108000675</text:p>
          </table:table-cell>
          <table:table-cell table:number-columns-repeated="2"/>
          <table:table-cell table:formula="of:=[.B37] * [.$I$5]" office:value-type="float" office:value="1728.0108000675" calcext:value-type="float">
            <text:p>1728.0108000675</text:p>
          </table:table-cell>
          <table:table-cell table:formula="of:=[.H37] + [.$I$3]" office:value-type="float" office:value="2112.0132000825" calcext:value-type="float">
            <text:p>2112.0132000825</text:p>
          </table:table-cell>
          <table:table-cell table:formula="of:=[.I37] * [.$C$5]" office:value-type="float" office:value="2.75" calcext:value-type="float">
            <text:p>2.75</text:p>
          </table:table-cell>
          <table:table-cell/>
          <table:table-cell table:formula="of:=ROUND([.I37])" office:value-type="float" office:value="2112" calcext:value-type="float">
            <text:p>2112</text:p>
          </table:table-cell>
          <table:table-cell table:number-columns-repeated="2"/>
          <table:table-cell office:value-type="float" office:value="2.809" calcext:value-type="float">
            <text:p>2.809</text:p>
          </table:table-cell>
          <table:table-cell table:formula="of:=[.O38]-[.O37]" office:value-type="float" office:value="0.0800000000000001" calcext:value-type="float">
            <text:p>0.080</text:p>
          </table:table-cell>
          <table:table-cell table:formula="of:=[.J37]-[.O37]" office:value-type="float" office:value="-0.0590000000000006" calcext:value-type="float">
            <text:p>-0.0590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38]-[.$C$7]" office:value-type="float" office:value="28" calcext:value-type="float">
            <text:p>28</text:p>
          </table:table-cell>
          <table:table-cell/>
          <table:table-cell table:formula="of:=[.B38] * [.$F$3]" office:value-type="float" office:value="2.33333333333333" calcext:value-type="float">
            <text:p>2.3333333333</text:p>
          </table:table-cell>
          <table:table-cell table:formula="of:=[.D38] /[.$C$5]" office:value-type="float" office:value="1792.01120007" calcext:value-type="float">
            <text:p>1792.01120007</text:p>
          </table:table-cell>
          <table:table-cell table:number-columns-repeated="2"/>
          <table:table-cell table:formula="of:=[.B38] * [.$I$5]" office:value-type="float" office:value="1792.01120007" calcext:value-type="float">
            <text:p>1792.01120007</text:p>
          </table:table-cell>
          <table:table-cell table:formula="of:=[.H38] + [.$I$3]" office:value-type="float" office:value="2176.013600085" calcext:value-type="float">
            <text:p>2176.013600085</text:p>
          </table:table-cell>
          <table:table-cell table:formula="of:=[.I38] * [.$C$5]" office:value-type="float" office:value="2.83333333333333" calcext:value-type="float">
            <text:p>2.8333333333</text:p>
          </table:table-cell>
          <table:table-cell/>
          <table:table-cell table:formula="of:=ROUND([.I38])" office:value-type="float" office:value="2176" calcext:value-type="float">
            <text:p>2176</text:p>
          </table:table-cell>
          <table:table-cell table:number-columns-repeated="2"/>
          <table:table-cell office:value-type="float" office:value="2.889" calcext:value-type="float">
            <text:p>2.889</text:p>
          </table:table-cell>
          <table:table-cell table:formula="of:=[.O39]-[.O38]" office:value-type="float" office:value="0.0889999999999995" calcext:value-type="float">
            <text:p>0.089</text:p>
          </table:table-cell>
          <table:table-cell table:formula="of:=[.J38]-[.O38]" office:value-type="float" office:value="-0.0556666666666672" calcext:value-type="float">
            <text:p>-0.0556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39]-[.$C$7]" office:value-type="float" office:value="29" calcext:value-type="float">
            <text:p>29</text:p>
          </table:table-cell>
          <table:table-cell/>
          <table:table-cell table:formula="of:=[.B39] * [.$F$3]" office:value-type="float" office:value="2.41666666666667" calcext:value-type="float">
            <text:p>2.4166666667</text:p>
          </table:table-cell>
          <table:table-cell table:formula="of:=[.D39] /[.$C$5]" office:value-type="float" office:value="1856.0116000725" calcext:value-type="float">
            <text:p>1856.0116000725</text:p>
          </table:table-cell>
          <table:table-cell table:number-columns-repeated="2"/>
          <table:table-cell table:formula="of:=[.B39] * [.$I$5]" office:value-type="float" office:value="1856.0116000725" calcext:value-type="float">
            <text:p>1856.0116000725</text:p>
          </table:table-cell>
          <table:table-cell table:formula="of:=[.H39] + [.$I$3]" office:value-type="float" office:value="2240.0140000875" calcext:value-type="float">
            <text:p>2240.0140000875</text:p>
          </table:table-cell>
          <table:table-cell table:formula="of:=[.I39] * [.$C$5]" office:value-type="float" office:value="2.91666666666667" calcext:value-type="float">
            <text:p>2.9166666667</text:p>
          </table:table-cell>
          <table:table-cell/>
          <table:table-cell table:formula="of:=ROUND([.I39])" office:value-type="float" office:value="2240" calcext:value-type="float">
            <text:p>2240</text:p>
          </table:table-cell>
          <table:table-cell table:number-columns-repeated="2"/>
          <table:table-cell office:value-type="float" office:value="2.978" calcext:value-type="float">
            <text:p>2.978</text:p>
          </table:table-cell>
          <table:table-cell table:formula="of:=[.O40]-[.O39]" office:value-type="float" office:value="0.0830000000000002" calcext:value-type="float">
            <text:p>0.083</text:p>
          </table:table-cell>
          <table:table-cell table:formula="of:=[.J39]-[.O39]" office:value-type="float" office:value="-0.0613333333333337" calcext:value-type="float">
            <text:p>-0.06133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40]-[.$C$7]" office:value-type="float" office:value="30" calcext:value-type="float">
            <text:p>30</text:p>
          </table:table-cell>
          <table:table-cell/>
          <table:table-cell table:formula="of:=[.B40] * [.$F$3]" office:value-type="float" office:value="2.5" calcext:value-type="float">
            <text:p>2.5</text:p>
          </table:table-cell>
          <table:table-cell table:formula="of:=[.D40] /[.$C$5]" office:value-type="float" office:value="1920.012000075" calcext:value-type="float">
            <text:p>1920.012000075</text:p>
          </table:table-cell>
          <table:table-cell table:number-columns-repeated="2"/>
          <table:table-cell table:formula="of:=[.B40] * [.$I$5]" office:value-type="float" office:value="1920.012000075" calcext:value-type="float">
            <text:p>1920.012000075</text:p>
          </table:table-cell>
          <table:table-cell table:formula="of:=[.H40] + [.$I$3]" office:value-type="float" office:value="2304.01440009" calcext:value-type="float">
            <text:p>2304.01440009</text:p>
          </table:table-cell>
          <table:table-cell table:formula="of:=[.I40] * [.$C$5]" office:value-type="float" office:value="3" calcext:value-type="float">
            <text:p>3</text:p>
          </table:table-cell>
          <table:table-cell/>
          <table:table-cell table:formula="of:=ROUND([.I40])" office:value-type="float" office:value="2304" calcext:value-type="float">
            <text:p>2304</text:p>
          </table:table-cell>
          <table:table-cell table:number-columns-repeated="2"/>
          <table:table-cell office:value-type="float" office:value="3.061" calcext:value-type="float">
            <text:p>3.061</text:p>
          </table:table-cell>
          <table:table-cell table:formula="of:=[.O41]-[.O40]" office:value-type="float" office:value="0.085" calcext:value-type="float">
            <text:p>0.085</text:p>
          </table:table-cell>
          <table:table-cell table:formula="of:=[.J40]-[.O40]" office:value-type="float" office:value="-0.0610000000000004" calcext:value-type="float">
            <text:p>-0.0610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41]-[.$C$7]" office:value-type="float" office:value="31" calcext:value-type="float">
            <text:p>31</text:p>
          </table:table-cell>
          <table:table-cell/>
          <table:table-cell table:formula="of:=[.B41] * [.$F$3]" office:value-type="float" office:value="2.58333333333333" calcext:value-type="float">
            <text:p>2.5833333333</text:p>
          </table:table-cell>
          <table:table-cell table:formula="of:=[.D41] /[.$C$5]" office:value-type="float" office:value="1984.0124000775" calcext:value-type="float">
            <text:p>1984.0124000775</text:p>
          </table:table-cell>
          <table:table-cell table:number-columns-repeated="2"/>
          <table:table-cell table:formula="of:=[.B41] * [.$I$5]" office:value-type="float" office:value="1984.0124000775" calcext:value-type="float">
            <text:p>1984.0124000775</text:p>
          </table:table-cell>
          <table:table-cell table:formula="of:=[.H41] + [.$I$3]" office:value-type="float" office:value="2368.0148000925" calcext:value-type="float">
            <text:p>2368.0148000925</text:p>
          </table:table-cell>
          <table:table-cell table:formula="of:=[.I41] * [.$C$5]" office:value-type="float" office:value="3.08333333333333" calcext:value-type="float">
            <text:p>3.0833333333</text:p>
          </table:table-cell>
          <table:table-cell/>
          <table:table-cell table:formula="of:=ROUND([.I41])" office:value-type="float" office:value="2368" calcext:value-type="float">
            <text:p>2368</text:p>
          </table:table-cell>
          <table:table-cell table:number-columns-repeated="2"/>
          <table:table-cell office:value-type="float" office:value="3.146" calcext:value-type="float">
            <text:p>3.146</text:p>
          </table:table-cell>
          <table:table-cell table:formula="of:=[.O42]-[.O41]" office:value-type="float" office:value="0.085" calcext:value-type="float">
            <text:p>0.085</text:p>
          </table:table-cell>
          <table:table-cell table:formula="of:=[.J41]-[.O41]" office:value-type="float" office:value="-0.0626666666666669" calcext:value-type="float">
            <text:p>-0.0626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42]-[.$C$7]" office:value-type="float" office:value="32" calcext:value-type="float">
            <text:p>32</text:p>
          </table:table-cell>
          <table:table-cell/>
          <table:table-cell table:formula="of:=[.B42] * [.$F$3]" office:value-type="float" office:value="2.66666666666667" calcext:value-type="float">
            <text:p>2.6666666667</text:p>
          </table:table-cell>
          <table:table-cell table:formula="of:=[.D42] /[.$C$5]" office:value-type="float" office:value="2048.01280008" calcext:value-type="float">
            <text:p>2048.01280008</text:p>
          </table:table-cell>
          <table:table-cell table:number-columns-repeated="2"/>
          <table:table-cell table:formula="of:=[.B42] * [.$I$5]" office:value-type="float" office:value="2048.01280008" calcext:value-type="float">
            <text:p>2048.01280008</text:p>
          </table:table-cell>
          <table:table-cell table:formula="of:=[.H42] + [.$I$3]" office:value-type="float" office:value="2432.015200095" calcext:value-type="float">
            <text:p>2432.015200095</text:p>
          </table:table-cell>
          <table:table-cell table:formula="of:=[.I42] * [.$C$5]" office:value-type="float" office:value="3.16666666666667" calcext:value-type="float">
            <text:p>3.1666666667</text:p>
          </table:table-cell>
          <table:table-cell/>
          <table:table-cell table:formula="of:=ROUND([.I42])" office:value-type="float" office:value="2432" calcext:value-type="float">
            <text:p>2432</text:p>
          </table:table-cell>
          <table:table-cell table:number-columns-repeated="2"/>
          <table:table-cell office:value-type="float" office:value="3.231" calcext:value-type="float">
            <text:p>3.231</text:p>
          </table:table-cell>
          <table:table-cell table:formula="of:=[.O43]-[.O42]" office:value-type="float" office:value="0.0840000000000001" calcext:value-type="float">
            <text:p>0.084</text:p>
          </table:table-cell>
          <table:table-cell table:formula="of:=[.J42]-[.O42]" office:value-type="float" office:value="-0.0643333333333334" calcext:value-type="float">
            <text:p>-0.06433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43]-[.$C$7]" office:value-type="float" office:value="33" calcext:value-type="float">
            <text:p>33</text:p>
          </table:table-cell>
          <table:table-cell/>
          <table:table-cell table:formula="of:=[.B43] * [.$F$3]" office:value-type="float" office:value="2.75" calcext:value-type="float">
            <text:p>2.75</text:p>
          </table:table-cell>
          <table:table-cell table:formula="of:=[.D43] /[.$C$5]" office:value-type="float" office:value="2112.0132000825" calcext:value-type="float">
            <text:p>2112.0132000825</text:p>
          </table:table-cell>
          <table:table-cell table:number-columns-repeated="2"/>
          <table:table-cell table:formula="of:=[.B43] * [.$I$5]" office:value-type="float" office:value="2112.0132000825" calcext:value-type="float">
            <text:p>2112.0132000825</text:p>
          </table:table-cell>
          <table:table-cell table:formula="of:=[.H43] + [.$I$3]" office:value-type="float" office:value="2496.0156000975" calcext:value-type="float">
            <text:p>2496.0156000975</text:p>
          </table:table-cell>
          <table:table-cell table:formula="of:=[.I43] * [.$C$5]" office:value-type="float" office:value="3.25" calcext:value-type="float">
            <text:p>3.25</text:p>
          </table:table-cell>
          <table:table-cell/>
          <table:table-cell table:formula="of:=ROUND([.I43])" office:value-type="float" office:value="2496" calcext:value-type="float">
            <text:p>2496</text:p>
          </table:table-cell>
          <table:table-cell table:number-columns-repeated="2"/>
          <table:table-cell office:value-type="float" office:value="3.315" calcext:value-type="float">
            <text:p>3.315</text:p>
          </table:table-cell>
          <table:table-cell table:formula="of:=[.O44]-[.O43]" office:value-type="float" office:value="0.0870000000000002" calcext:value-type="float">
            <text:p>0.087</text:p>
          </table:table-cell>
          <table:table-cell table:formula="of:=[.J43]-[.O43]" office:value-type="float" office:value="-0.065" calcext:value-type="float">
            <text:p>-0.0650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44]-[.$C$7]" office:value-type="float" office:value="34" calcext:value-type="float">
            <text:p>34</text:p>
          </table:table-cell>
          <table:table-cell/>
          <table:table-cell table:formula="of:=[.B44] * [.$F$3]" office:value-type="float" office:value="2.83333333333333" calcext:value-type="float">
            <text:p>2.8333333333</text:p>
          </table:table-cell>
          <table:table-cell table:formula="of:=[.D44] /[.$C$5]" office:value-type="float" office:value="2176.013600085" calcext:value-type="float">
            <text:p>2176.013600085</text:p>
          </table:table-cell>
          <table:table-cell table:number-columns-repeated="2"/>
          <table:table-cell table:formula="of:=[.B44] * [.$I$5]" office:value-type="float" office:value="2176.013600085" calcext:value-type="float">
            <text:p>2176.013600085</text:p>
          </table:table-cell>
          <table:table-cell table:formula="of:=[.H44] + [.$I$3]" office:value-type="float" office:value="2560.0160001" calcext:value-type="float">
            <text:p>2560.0160001</text:p>
          </table:table-cell>
          <table:table-cell table:formula="of:=[.I44] * [.$C$5]" office:value-type="float" office:value="3.33333333333333" calcext:value-type="float">
            <text:p>3.3333333333</text:p>
          </table:table-cell>
          <table:table-cell/>
          <table:table-cell table:formula="of:=ROUND([.I44])" office:value-type="float" office:value="2560" calcext:value-type="float">
            <text:p>2560</text:p>
          </table:table-cell>
          <table:table-cell table:number-columns-repeated="2"/>
          <table:table-cell office:value-type="float" office:value="3.402" calcext:value-type="float">
            <text:p>3.402</text:p>
          </table:table-cell>
          <table:table-cell table:formula="of:=[.O45]-[.O44]" office:value-type="float" office:value="0.0819999999999999" calcext:value-type="float">
            <text:p>0.082</text:p>
          </table:table-cell>
          <table:table-cell table:formula="of:=[.J44]-[.O44]" office:value-type="float" office:value="-0.0686666666666671" calcext:value-type="float">
            <text:p>-0.06866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45]-[.$C$7]" office:value-type="float" office:value="35" calcext:value-type="float">
            <text:p>35</text:p>
          </table:table-cell>
          <table:table-cell/>
          <table:table-cell table:formula="of:=[.B45] * [.$F$3]" office:value-type="float" office:value="2.91666666666667" calcext:value-type="float">
            <text:p>2.9166666667</text:p>
          </table:table-cell>
          <table:table-cell table:formula="of:=[.D45] /[.$C$5]" office:value-type="float" office:value="2240.0140000875" calcext:value-type="float">
            <text:p>2240.0140000875</text:p>
          </table:table-cell>
          <table:table-cell table:number-columns-repeated="2"/>
          <table:table-cell table:formula="of:=[.B45] * [.$I$5]" office:value-type="float" office:value="2240.0140000875" calcext:value-type="float">
            <text:p>2240.0140000875</text:p>
          </table:table-cell>
          <table:table-cell table:formula="of:=[.H45] + [.$I$3]" office:value-type="float" office:value="2624.0164001025" calcext:value-type="float">
            <text:p>2624.0164001025</text:p>
          </table:table-cell>
          <table:table-cell table:formula="of:=[.I45] * [.$C$5]" office:value-type="float" office:value="3.41666666666667" calcext:value-type="float">
            <text:p>3.4166666667</text:p>
          </table:table-cell>
          <table:table-cell/>
          <table:table-cell table:formula="of:=ROUND([.I45])" office:value-type="float" office:value="2624" calcext:value-type="float">
            <text:p>2624</text:p>
          </table:table-cell>
          <table:table-cell table:number-columns-repeated="2"/>
          <table:table-cell office:value-type="float" office:value="3.484" calcext:value-type="float">
            <text:p>3.484</text:p>
          </table:table-cell>
          <table:table-cell table:formula="of:=[.O46]-[.O45]" office:value-type="float" office:value="0.0880000000000001" calcext:value-type="float">
            <text:p>0.088</text:p>
          </table:table-cell>
          <table:table-cell table:formula="of:=[.J45]-[.O45]" office:value-type="float" office:value="-0.0673333333333339" calcext:value-type="float">
            <text:p>-0.0673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46]-[.$C$7]" office:value-type="float" office:value="36" calcext:value-type="float">
            <text:p>36</text:p>
          </table:table-cell>
          <table:table-cell/>
          <table:table-cell table:formula="of:=[.B46] * [.$F$3]" office:value-type="float" office:value="3" calcext:value-type="float">
            <text:p>3</text:p>
          </table:table-cell>
          <table:table-cell table:formula="of:=[.D46] /[.$C$5]" office:value-type="float" office:value="2304.01440009" calcext:value-type="float">
            <text:p>2304.01440009</text:p>
          </table:table-cell>
          <table:table-cell table:number-columns-repeated="2"/>
          <table:table-cell table:formula="of:=[.B46] * [.$I$5]" office:value-type="float" office:value="2304.01440009" calcext:value-type="float">
            <text:p>2304.01440009</text:p>
          </table:table-cell>
          <table:table-cell table:formula="of:=[.H46] + [.$I$3]" office:value-type="float" office:value="2688.016800105" calcext:value-type="float">
            <text:p>2688.016800105</text:p>
          </table:table-cell>
          <table:table-cell table:formula="of:=[.I46] * [.$C$5]" office:value-type="float" office:value="3.5" calcext:value-type="float">
            <text:p>3.5</text:p>
          </table:table-cell>
          <table:table-cell/>
          <table:table-cell table:formula="of:=ROUND([.I46])" office:value-type="float" office:value="2688" calcext:value-type="float">
            <text:p>2688</text:p>
          </table:table-cell>
          <table:table-cell table:number-columns-repeated="2"/>
          <table:table-cell office:value-type="float" office:value="3.572" calcext:value-type="float">
            <text:p>3.572</text:p>
          </table:table-cell>
          <table:table-cell table:formula="of:=[.O47]-[.O46]" office:value-type="float" office:value="0.0789999999999997" calcext:value-type="float">
            <text:p>0.079</text:p>
          </table:table-cell>
          <table:table-cell table:formula="of:=[.J46]-[.O46]" office:value-type="float" office:value="-0.0720000000000005" calcext:value-type="float">
            <text:p>-0.0720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47]-[.$C$7]" office:value-type="float" office:value="37" calcext:value-type="float">
            <text:p>37</text:p>
          </table:table-cell>
          <table:table-cell/>
          <table:table-cell table:formula="of:=[.B47] * [.$F$3]" office:value-type="float" office:value="3.08333333333333" calcext:value-type="float">
            <text:p>3.0833333333</text:p>
          </table:table-cell>
          <table:table-cell table:formula="of:=[.D47] /[.$C$5]" office:value-type="float" office:value="2368.0148000925" calcext:value-type="float">
            <text:p>2368.0148000925</text:p>
          </table:table-cell>
          <table:table-cell table:number-columns-repeated="2"/>
          <table:table-cell table:formula="of:=[.B47] * [.$I$5]" office:value-type="float" office:value="2368.0148000925" calcext:value-type="float">
            <text:p>2368.0148000925</text:p>
          </table:table-cell>
          <table:table-cell table:formula="of:=[.H47] + [.$I$3]" office:value-type="float" office:value="2752.0172001075" calcext:value-type="float">
            <text:p>2752.0172001075</text:p>
          </table:table-cell>
          <table:table-cell table:formula="of:=[.I47] * [.$C$5]" office:value-type="float" office:value="3.58333333333333" calcext:value-type="float">
            <text:p>3.5833333333</text:p>
          </table:table-cell>
          <table:table-cell/>
          <table:table-cell table:formula="of:=ROUND([.I47])" office:value-type="float" office:value="2752" calcext:value-type="float">
            <text:p>2752</text:p>
          </table:table-cell>
          <table:table-cell table:number-columns-repeated="2"/>
          <table:table-cell office:value-type="float" office:value="3.651" calcext:value-type="float">
            <text:p>3.651</text:p>
          </table:table-cell>
          <table:table-cell table:formula="of:=[.O48]-[.O47]" office:value-type="float" office:value="0.0920000000000001" calcext:value-type="float">
            <text:p>0.092</text:p>
          </table:table-cell>
          <table:table-cell table:formula="of:=[.J47]-[.O47]" office:value-type="float" office:value="-0.0676666666666668" calcext:value-type="float">
            <text:p>-0.06766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48]-[.$C$7]" office:value-type="float" office:value="38" calcext:value-type="float">
            <text:p>38</text:p>
          </table:table-cell>
          <table:table-cell/>
          <table:table-cell table:formula="of:=[.B48] * [.$F$3]" office:value-type="float" office:value="3.16666666666667" calcext:value-type="float">
            <text:p>3.1666666667</text:p>
          </table:table-cell>
          <table:table-cell table:formula="of:=[.D48] /[.$C$5]" office:value-type="float" office:value="2432.015200095" calcext:value-type="float">
            <text:p>2432.015200095</text:p>
          </table:table-cell>
          <table:table-cell table:number-columns-repeated="2"/>
          <table:table-cell table:formula="of:=[.B48] * [.$I$5]" office:value-type="float" office:value="2432.015200095" calcext:value-type="float">
            <text:p>2432.015200095</text:p>
          </table:table-cell>
          <table:table-cell table:formula="of:=[.H48] + [.$I$3]" office:value-type="float" office:value="2816.01760011" calcext:value-type="float">
            <text:p>2816.01760011</text:p>
          </table:table-cell>
          <table:table-cell table:formula="of:=[.I48] * [.$C$5]" office:value-type="float" office:value="3.66666666666667" calcext:value-type="float">
            <text:p>3.6666666667</text:p>
          </table:table-cell>
          <table:table-cell/>
          <table:table-cell table:formula="of:=ROUND([.I48])" office:value-type="float" office:value="2816" calcext:value-type="float">
            <text:p>2816</text:p>
          </table:table-cell>
          <table:table-cell table:number-columns-repeated="2"/>
          <table:table-cell office:value-type="float" office:value="3.743" calcext:value-type="float">
            <text:p>3.743</text:p>
          </table:table-cell>
          <table:table-cell table:formula="of:=[.O49]-[.O48]" office:value-type="float" office:value="0.0770000000000004" calcext:value-type="float">
            <text:p>0.077</text:p>
          </table:table-cell>
          <table:table-cell table:formula="of:=[.J48]-[.O48]" office:value-type="float" office:value="-0.0763333333333334" calcext:value-type="float">
            <text:p>-0.07633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49]-[.$C$7]" office:value-type="float" office:value="39" calcext:value-type="float">
            <text:p>39</text:p>
          </table:table-cell>
          <table:table-cell/>
          <table:table-cell table:formula="of:=[.B49] * [.$F$3]" office:value-type="float" office:value="3.25" calcext:value-type="float">
            <text:p>3.25</text:p>
          </table:table-cell>
          <table:table-cell table:formula="of:=[.D49] /[.$C$5]" office:value-type="float" office:value="2496.0156000975" calcext:value-type="float">
            <text:p>2496.0156000975</text:p>
          </table:table-cell>
          <table:table-cell table:number-columns-repeated="2"/>
          <table:table-cell table:formula="of:=[.B49] * [.$I$5]" office:value-type="float" office:value="2496.0156000975" calcext:value-type="float">
            <text:p>2496.0156000975</text:p>
          </table:table-cell>
          <table:table-cell table:formula="of:=[.H49] + [.$I$3]" office:value-type="float" office:value="2880.0180001125" calcext:value-type="float">
            <text:p>2880.0180001125</text:p>
          </table:table-cell>
          <table:table-cell table:formula="of:=[.I49] * [.$C$5]" office:value-type="float" office:value="3.75" calcext:value-type="float">
            <text:p>3.75</text:p>
          </table:table-cell>
          <table:table-cell/>
          <table:table-cell table:formula="of:=ROUND([.I49])" office:value-type="float" office:value="2880" calcext:value-type="float">
            <text:p>2880</text:p>
          </table:table-cell>
          <table:table-cell table:number-columns-repeated="2"/>
          <table:table-cell office:value-type="float" office:value="3.82" calcext:value-type="float">
            <text:p>3.82</text:p>
          </table:table-cell>
          <table:table-cell table:formula="of:=[.O50]-[.O49]" office:value-type="float" office:value="0.0919999999999996" calcext:value-type="float">
            <text:p>0.092</text:p>
          </table:table-cell>
          <table:table-cell table:formula="of:=[.J49]-[.O49]" office:value-type="float" office:value="-0.0700000000000012" calcext:value-type="float">
            <text:p>-0.0700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50]-[.$C$7]" office:value-type="float" office:value="40" calcext:value-type="float">
            <text:p>40</text:p>
          </table:table-cell>
          <table:table-cell/>
          <table:table-cell table:formula="of:=[.B50] * [.$F$3]" office:value-type="float" office:value="3.33333333333333" calcext:value-type="float">
            <text:p>3.3333333333</text:p>
          </table:table-cell>
          <table:table-cell table:formula="of:=[.D50] /[.$C$5]" office:value-type="float" office:value="2560.0160001" calcext:value-type="float">
            <text:p>2560.0160001</text:p>
          </table:table-cell>
          <table:table-cell table:number-columns-repeated="2"/>
          <table:table-cell table:formula="of:=[.B50] * [.$I$5]" office:value-type="float" office:value="2560.0160001" calcext:value-type="float">
            <text:p>2560.0160001</text:p>
          </table:table-cell>
          <table:table-cell table:formula="of:=[.H50] + [.$I$3]" office:value-type="float" office:value="2944.018400115" calcext:value-type="float">
            <text:p>2944.018400115</text:p>
          </table:table-cell>
          <table:table-cell table:formula="of:=[.I50] * [.$C$5]" office:value-type="float" office:value="3.83333333333333" calcext:value-type="float">
            <text:p>3.8333333333</text:p>
          </table:table-cell>
          <table:table-cell/>
          <table:table-cell table:formula="of:=ROUND([.I50])" office:value-type="float" office:value="2944" calcext:value-type="float">
            <text:p>2944</text:p>
          </table:table-cell>
          <table:table-cell table:number-columns-repeated="2"/>
          <table:table-cell office:value-type="float" office:value="3.912" calcext:value-type="float">
            <text:p>3.912</text:p>
          </table:table-cell>
          <table:table-cell table:formula="of:=[.O51]-[.O50]" office:value-type="float" office:value="0.0800000000000001" calcext:value-type="float">
            <text:p>0.080</text:p>
          </table:table-cell>
          <table:table-cell table:formula="of:=[.J50]-[.O50]" office:value-type="float" office:value="-0.0786666666666673" calcext:value-type="float">
            <text:p>-0.07866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51]-[.$C$7]" office:value-type="float" office:value="41" calcext:value-type="float">
            <text:p>41</text:p>
          </table:table-cell>
          <table:table-cell/>
          <table:table-cell table:formula="of:=[.B51] * [.$F$3]" office:value-type="float" office:value="3.41666666666667" calcext:value-type="float">
            <text:p>3.4166666667</text:p>
          </table:table-cell>
          <table:table-cell table:formula="of:=[.D51] /[.$C$5]" office:value-type="float" office:value="2624.0164001025" calcext:value-type="float">
            <text:p>2624.0164001025</text:p>
          </table:table-cell>
          <table:table-cell table:number-columns-repeated="2"/>
          <table:table-cell table:formula="of:=[.B51] * [.$I$5]" office:value-type="float" office:value="2624.0164001025" calcext:value-type="float">
            <text:p>2624.0164001025</text:p>
          </table:table-cell>
          <table:table-cell table:formula="of:=[.H51] + [.$I$3]" office:value-type="float" office:value="3008.0188001175" calcext:value-type="float">
            <text:p>3008.0188001175</text:p>
          </table:table-cell>
          <table:table-cell table:formula="of:=[.I51] * [.$C$5]" office:value-type="float" office:value="3.91666666666667" calcext:value-type="float">
            <text:p>3.9166666667</text:p>
          </table:table-cell>
          <table:table-cell/>
          <table:table-cell table:formula="of:=ROUND([.I51])" office:value-type="float" office:value="3008" calcext:value-type="float">
            <text:p>3008</text:p>
          </table:table-cell>
          <table:table-cell table:number-columns-repeated="2"/>
          <table:table-cell office:value-type="float" office:value="3.992" calcext:value-type="float">
            <text:p>3.992</text:p>
          </table:table-cell>
          <table:table-cell table:formula="of:=[.O52]-[.O51]" office:value-type="float" office:value="0.0880000000000001" calcext:value-type="float">
            <text:p>0.088</text:p>
          </table:table-cell>
          <table:table-cell table:formula="of:=[.J51]-[.O51]" office:value-type="float" office:value="-0.0753333333333339" calcext:value-type="float">
            <text:p>-0.07533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52]-[.$C$7]" office:value-type="float" office:value="42" calcext:value-type="float">
            <text:p>42</text:p>
          </table:table-cell>
          <table:table-cell/>
          <table:table-cell table:formula="of:=[.B52] * [.$F$3]" office:value-type="float" office:value="3.5" calcext:value-type="float">
            <text:p>3.5</text:p>
          </table:table-cell>
          <table:table-cell table:formula="of:=[.D52] /[.$C$5]" office:value-type="float" office:value="2688.016800105" calcext:value-type="float">
            <text:p>2688.016800105</text:p>
          </table:table-cell>
          <table:table-cell table:number-columns-repeated="2"/>
          <table:table-cell table:formula="of:=[.B52] * [.$I$5]" office:value-type="float" office:value="2688.016800105" calcext:value-type="float">
            <text:p>2688.016800105</text:p>
          </table:table-cell>
          <table:table-cell table:formula="of:=[.H52] + [.$I$3]" office:value-type="float" office:value="3072.01920012" calcext:value-type="float">
            <text:p>3072.01920012</text:p>
          </table:table-cell>
          <table:table-cell table:formula="of:=[.I52] * [.$C$5]" office:value-type="float" office:value="4" calcext:value-type="float">
            <text:p>4</text:p>
          </table:table-cell>
          <table:table-cell/>
          <table:table-cell table:formula="of:=ROUND([.I52])" office:value-type="float" office:value="3072" calcext:value-type="float">
            <text:p>3072</text:p>
          </table:table-cell>
          <table:table-cell table:number-columns-repeated="2"/>
          <table:table-cell office:value-type="float" office:value="4.08" calcext:value-type="float">
            <text:p>4.08</text:p>
          </table:table-cell>
          <table:table-cell table:formula="of:=[.O53]-[.O52]" office:value-type="float" office:value="0.0789999999999997" calcext:value-type="float">
            <text:p>0.079</text:p>
          </table:table-cell>
          <table:table-cell table:formula="of:=[.J52]-[.O52]" office:value-type="float" office:value="-0.0800000000000005" calcext:value-type="float">
            <text:p>-0.0800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53]-[.$C$7]" office:value-type="float" office:value="43" calcext:value-type="float">
            <text:p>43</text:p>
          </table:table-cell>
          <table:table-cell/>
          <table:table-cell table:formula="of:=[.B53] * [.$F$3]" office:value-type="float" office:value="3.58333333333333" calcext:value-type="float">
            <text:p>3.5833333333</text:p>
          </table:table-cell>
          <table:table-cell table:formula="of:=[.D53] /[.$C$5]" office:value-type="float" office:value="2752.0172001075" calcext:value-type="float">
            <text:p>2752.0172001075</text:p>
          </table:table-cell>
          <table:table-cell table:number-columns-repeated="2"/>
          <table:table-cell table:formula="of:=[.B53] * [.$I$5]" office:value-type="float" office:value="2752.0172001075" calcext:value-type="float">
            <text:p>2752.0172001075</text:p>
          </table:table-cell>
          <table:table-cell table:formula="of:=[.H53] + [.$I$3]" office:value-type="float" office:value="3136.0196001225" calcext:value-type="float">
            <text:p>3136.0196001225</text:p>
          </table:table-cell>
          <table:table-cell table:formula="of:=[.I53] * [.$C$5]" office:value-type="float" office:value="4.08333333333333" calcext:value-type="float">
            <text:p>4.0833333333</text:p>
          </table:table-cell>
          <table:table-cell/>
          <table:table-cell table:formula="of:=ROUND([.I53])" office:value-type="float" office:value="3136" calcext:value-type="float">
            <text:p>3136</text:p>
          </table:table-cell>
          <table:table-cell table:number-columns-repeated="2"/>
          <table:table-cell office:value-type="float" office:value="4.159" calcext:value-type="float">
            <text:p>4.159</text:p>
          </table:table-cell>
          <table:table-cell table:formula="of:=[.O54]-[.O53]" office:value-type="float" office:value="0.0870000000000006" calcext:value-type="float">
            <text:p>0.087</text:p>
          </table:table-cell>
          <table:table-cell table:formula="of:=[.J53]-[.O53]" office:value-type="float" office:value="-0.0756666666666668" calcext:value-type="float">
            <text:p>-0.0756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54]-[.$C$7]" office:value-type="float" office:value="44" calcext:value-type="float">
            <text:p>44</text:p>
          </table:table-cell>
          <table:table-cell/>
          <table:table-cell table:formula="of:=[.B54] * [.$F$3]" office:value-type="float" office:value="3.66666666666667" calcext:value-type="float">
            <text:p>3.6666666667</text:p>
          </table:table-cell>
          <table:table-cell table:formula="of:=[.D54] /[.$C$5]" office:value-type="float" office:value="2816.01760011" calcext:value-type="float">
            <text:p>2816.01760011</text:p>
          </table:table-cell>
          <table:table-cell table:number-columns-repeated="2"/>
          <table:table-cell table:formula="of:=[.B54] * [.$I$5]" office:value-type="float" office:value="2816.01760011" calcext:value-type="float">
            <text:p>2816.01760011</text:p>
          </table:table-cell>
          <table:table-cell table:formula="of:=[.H54] + [.$I$3]" office:value-type="float" office:value="3200.020000125" calcext:value-type="float">
            <text:p>3200.020000125</text:p>
          </table:table-cell>
          <table:table-cell table:formula="of:=[.I54] * [.$C$5]" office:value-type="float" office:value="4.16666666666667" calcext:value-type="float">
            <text:p>4.1666666667</text:p>
          </table:table-cell>
          <table:table-cell/>
          <table:table-cell table:formula="of:=ROUND([.I54])" office:value-type="float" office:value="3200" calcext:value-type="float">
            <text:p>3200</text:p>
          </table:table-cell>
          <table:table-cell table:number-columns-repeated="2"/>
          <table:table-cell office:value-type="float" office:value="4.246" calcext:value-type="float">
            <text:p>4.246</text:p>
          </table:table-cell>
          <table:table-cell table:formula="of:=[.O55]-[.O54]" office:value-type="float" office:value="0.0829999999999993" calcext:value-type="float">
            <text:p>0.083</text:p>
          </table:table-cell>
          <table:table-cell table:formula="of:=[.J54]-[.O54]" office:value-type="float" office:value="-0.0793333333333344" calcext:value-type="float">
            <text:p>-0.07933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55]-[.$C$7]" office:value-type="float" office:value="45" calcext:value-type="float">
            <text:p>45</text:p>
          </table:table-cell>
          <table:table-cell/>
          <table:table-cell table:formula="of:=[.B55] * [.$F$3]" office:value-type="float" office:value="3.75" calcext:value-type="float">
            <text:p>3.75</text:p>
          </table:table-cell>
          <table:table-cell table:formula="of:=[.D55] /[.$C$5]" office:value-type="float" office:value="2880.0180001125" calcext:value-type="float">
            <text:p>2880.0180001125</text:p>
          </table:table-cell>
          <table:table-cell table:number-columns-repeated="2"/>
          <table:table-cell table:formula="of:=[.B55] * [.$I$5]" office:value-type="float" office:value="2880.0180001125" calcext:value-type="float">
            <text:p>2880.0180001125</text:p>
          </table:table-cell>
          <table:table-cell table:formula="of:=[.H55] + [.$I$3]" office:value-type="float" office:value="3264.0204001275" calcext:value-type="float">
            <text:p>3264.0204001275</text:p>
          </table:table-cell>
          <table:table-cell table:formula="of:=[.I55] * [.$C$5]" office:value-type="float" office:value="4.25" calcext:value-type="float">
            <text:p>4.25</text:p>
          </table:table-cell>
          <table:table-cell/>
          <table:table-cell table:formula="of:=ROUND([.I55])" office:value-type="float" office:value="3264" calcext:value-type="float">
            <text:p>3264</text:p>
          </table:table-cell>
          <table:table-cell table:number-columns-repeated="2"/>
          <table:table-cell office:value-type="float" office:value="4.329" calcext:value-type="float">
            <text:p>4.329</text:p>
          </table:table-cell>
          <table:table-cell table:formula="of:=[.O56]-[.O55]" office:value-type="float" office:value="0.085" calcext:value-type="float">
            <text:p>0.085</text:p>
          </table:table-cell>
          <table:table-cell table:formula="of:=[.J55]-[.O55]" office:value-type="float" office:value="-0.0790000000000006" calcext:value-type="float">
            <text:p>-0.0790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56]-[.$C$7]" office:value-type="float" office:value="46" calcext:value-type="float">
            <text:p>46</text:p>
          </table:table-cell>
          <table:table-cell/>
          <table:table-cell table:formula="of:=[.B56] * [.$F$3]" office:value-type="float" office:value="3.83333333333333" calcext:value-type="float">
            <text:p>3.8333333333</text:p>
          </table:table-cell>
          <table:table-cell table:formula="of:=[.D56] /[.$C$5]" office:value-type="float" office:value="2944.018400115" calcext:value-type="float">
            <text:p>2944.018400115</text:p>
          </table:table-cell>
          <table:table-cell table:number-columns-repeated="2"/>
          <table:table-cell table:formula="of:=[.B56] * [.$I$5]" office:value-type="float" office:value="2944.018400115" calcext:value-type="float">
            <text:p>2944.018400115</text:p>
          </table:table-cell>
          <table:table-cell table:formula="of:=[.H56] + [.$I$3]" office:value-type="float" office:value="3328.02080013" calcext:value-type="float">
            <text:p>3328.02080013</text:p>
          </table:table-cell>
          <table:table-cell table:formula="of:=[.I56] * [.$C$5]" office:value-type="float" office:value="4.33333333333333" calcext:value-type="float">
            <text:p>4.3333333333</text:p>
          </table:table-cell>
          <table:table-cell/>
          <table:table-cell table:formula="of:=ROUND([.I56])" office:value-type="float" office:value="3328" calcext:value-type="float">
            <text:p>3328</text:p>
          </table:table-cell>
          <table:table-cell table:number-columns-repeated="2"/>
          <table:table-cell office:value-type="float" office:value="4.414" calcext:value-type="float">
            <text:p>4.414</text:p>
          </table:table-cell>
          <table:table-cell table:formula="of:=[.O57]-[.O56]" office:value-type="float" office:value="0.0860000000000003" calcext:value-type="float">
            <text:p>0.086</text:p>
          </table:table-cell>
          <table:table-cell table:formula="of:=[.J56]-[.O56]" office:value-type="float" office:value="-0.0806666666666667" calcext:value-type="float">
            <text:p>-0.08066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57]-[.$C$7]" office:value-type="float" office:value="47" calcext:value-type="float">
            <text:p>47</text:p>
          </table:table-cell>
          <table:table-cell/>
          <table:table-cell table:formula="of:=[.B57] * [.$F$3]" office:value-type="float" office:value="3.91666666666667" calcext:value-type="float">
            <text:p>3.9166666667</text:p>
          </table:table-cell>
          <table:table-cell table:formula="of:=[.D57] /[.$C$5]" office:value-type="float" office:value="3008.0188001175" calcext:value-type="float">
            <text:p>3008.0188001175</text:p>
          </table:table-cell>
          <table:table-cell table:number-columns-repeated="2"/>
          <table:table-cell table:formula="of:=[.B57] * [.$I$5]" office:value-type="float" office:value="3008.0188001175" calcext:value-type="float">
            <text:p>3008.0188001175</text:p>
          </table:table-cell>
          <table:table-cell table:formula="of:=[.H57] + [.$I$3]" office:value-type="float" office:value="3392.0212001325" calcext:value-type="float">
            <text:p>3392.0212001325</text:p>
          </table:table-cell>
          <table:table-cell table:formula="of:=[.I57] * [.$C$5]" office:value-type="float" office:value="4.41666666666667" calcext:value-type="float">
            <text:p>4.4166666667</text:p>
          </table:table-cell>
          <table:table-cell/>
          <table:table-cell table:formula="of:=ROUND([.I57])" office:value-type="float" office:value="3392" calcext:value-type="float">
            <text:p>3392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formula="of:=[.O58]-[.O57]" office:value-type="float" office:value="0.0819999999999999" calcext:value-type="float">
            <text:p>0.082</text:p>
          </table:table-cell>
          <table:table-cell table:formula="of:=[.J57]-[.O57]" office:value-type="float" office:value="-0.0833333333333339" calcext:value-type="float">
            <text:p>-0.08333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58]-[.$C$7]" office:value-type="float" office:value="48" calcext:value-type="float">
            <text:p>48</text:p>
          </table:table-cell>
          <table:table-cell/>
          <table:table-cell table:formula="of:=[.B58] * [.$F$3]" office:value-type="float" office:value="4" calcext:value-type="float">
            <text:p>4</text:p>
          </table:table-cell>
          <table:table-cell table:formula="of:=[.D58] /[.$C$5]" office:value-type="float" office:value="3072.01920012" calcext:value-type="float">
            <text:p>3072.01920012</text:p>
          </table:table-cell>
          <table:table-cell table:number-columns-repeated="2"/>
          <table:table-cell table:formula="of:=[.B58] * [.$I$5]" office:value-type="float" office:value="3072.01920012" calcext:value-type="float">
            <text:p>3072.01920012</text:p>
          </table:table-cell>
          <table:table-cell table:formula="of:=[.H58] + [.$I$3]" office:value-type="float" office:value="3456.021600135" calcext:value-type="float">
            <text:p>3456.021600135</text:p>
          </table:table-cell>
          <table:table-cell table:formula="of:=[.I58] * [.$C$5]" office:value-type="float" office:value="4.5" calcext:value-type="float">
            <text:p>4.5</text:p>
          </table:table-cell>
          <table:table-cell/>
          <table:table-cell table:formula="of:=ROUND([.I58])" office:value-type="float" office:value="3456" calcext:value-type="float">
            <text:p>3456</text:p>
          </table:table-cell>
          <table:table-cell table:number-columns-repeated="2"/>
          <table:table-cell office:value-type="float" office:value="4.582" calcext:value-type="float">
            <text:p>4.582</text:p>
          </table:table-cell>
          <table:table-cell table:style-name="Default"/>
          <table:table-cell table:formula="of:=[.J58]-[.O58]" office:value-type="float" office:value="-0.0819999999999999" calcext:value-type="float">
            <text:p>-0.082000</text:p>
          </table:table-cell>
        </table:table-row>
        <table:table-row table:style-name="ro1" table:number-rows-repeated="12">
          <table:table-cell table:number-columns-repeated="15"/>
          <table:table-cell table:style-name="Default"/>
          <table:table-cell/>
        </table:table-row>
        <table:table-row table:style-name="ro1">
          <table:table-cell table:number-columns-repeated="15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6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0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2T17:24:54.395000000</meta:creation-date>
    <dc:date>2014-10-10T15:44:38.419000000</dc:date>
    <meta:editing-duration>PT6H6M19S</meta:editing-duration>
    <meta:editing-cycles>8</meta:editing-cycles>
    <meta:generator>LibreOffice/4.1.0.4$Windows_x86 LibreOffice_project/89ea49ddacd9aa532507cbf852f2bb22b1ace28</meta:generator>
    <meta:document-statistic meta:table-count="1" meta:cell-count="566" meta:object-count="0"/>
  </office:meta>
</office:document-meta>
</file>